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  <style:font-face style:name="굴림" svg:font-family="굴림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ParaAttribute0">
      <style:paragraph-properties fo:margin-left="0cm" fo:margin-right="0cm" fo:margin-top="0cm" fo:margin-bottom="0.282cm" loext:contextual-spacing="false" fo:line-height="108%" fo:text-indent="0cm" style:auto-text-indent="false"/>
    </style:style>
    <style:style style:name="P2" style:family="paragraph" style:parent-style-name="ParaAttribute3">
      <style:paragraph-properties fo:margin-left="0cm" fo:margin-right="0cm" fo:margin-top="0cm" fo:margin-bottom="0.282cm" loext:contextual-spacing="false" fo:line-height="100%" fo:text-indent="0cm" style:auto-text-indent="false"/>
      <style:text-properties officeooo:paragraph-rsid="0010f4d5"/>
    </style:style>
    <style:style style:name="P3" style:family="paragraph" style:parent-style-name="ParaAttribute3">
      <style:paragraph-properties fo:margin-left="0cm" fo:margin-right="0cm" fo:margin-top="0cm" fo:margin-bottom="0.282cm" loext:contextual-spacing="false" fo:line-height="100%" fo:text-indent="0cm" style:auto-text-indent="false"/>
      <style:text-properties officeooo:paragraph-rsid="00122985"/>
    </style:style>
    <style:style style:name="P4" style:family="paragraph" style:parent-style-name="ParaAttribute11">
      <style:paragraph-properties fo:margin-left="0cm" fo:margin-right="0cm" fo:line-height="95%" fo:text-indent="0cm" style:auto-text-indent="false"/>
      <style:text-properties style:font-name="Liberation Serif" fo:font-size="12pt" style:font-name-asian="Liberation Serif1" style:font-size-asian="12pt" style:font-size-complex="12pt"/>
    </style:style>
    <style:style style:name="P5" style:family="paragraph" style:parent-style-name="ParaAttribute3">
      <style:paragraph-properties fo:margin-left="0cm" fo:margin-right="0cm" fo:line-height="100%" fo:text-indent="0cm" style:auto-text-indent="false"/>
      <style:text-properties style:font-name="Liberation Serif" fo:font-size="12pt" style:font-name-asian="Liberation Serif1" style:font-size-asian="12pt" style:font-size-complex="12pt"/>
    </style:style>
    <style:style style:name="P6" style:family="paragraph" style:parent-style-name="ParaAttribute3">
      <style:paragraph-properties fo:margin-left="0cm" fo:margin-right="0cm" fo:line-height="100%" fo:text-indent="0cm" style:auto-text-indent="false"/>
      <style:text-properties style:font-name="Liberation Serif" fo:font-size="12pt" officeooo:paragraph-rsid="0010f4d5" style:font-name-asian="Liberation Serif1" style:font-size-asian="12pt" style:font-size-complex="12pt"/>
    </style:style>
    <style:style style:name="P7" style:family="paragraph" style:parent-style-name="ParaAttribute3">
      <style:paragraph-properties fo:margin-left="0cm" fo:margin-right="0cm" fo:line-height="100%" fo:text-indent="0cm" style:auto-text-indent="false"/>
    </style:style>
    <style:style style:name="P8" style:family="paragraph" style:parent-style-name="ParaAttribute3">
      <style:paragraph-properties fo:margin-left="0cm" fo:margin-right="0cm" fo:line-height="100%" fo:text-indent="0cm" style:auto-text-indent="false"/>
      <style:text-properties officeooo:paragraph-rsid="0010f4d5"/>
    </style:style>
    <style:style style:name="P9" style:family="paragraph" style:parent-style-name="List_20_Paragraph" style:list-style-name="WWNum1">
      <style:paragraph-properties fo:margin-left="1.27cm" fo:margin-right="0cm" fo:line-height="100%" fo:text-align="start" style:justify-single-word="false" fo:text-indent="-0.635cm" style:auto-text-indent="false"/>
    </style:style>
    <style:style style:name="P10" style:family="paragraph" style:parent-style-name="List_20_Paragraph" style:list-style-name="WWNum1">
      <style:paragraph-properties fo:margin-left="1.27cm" fo:margin-right="0cm" fo:line-height="100%" fo:text-align="start" style:justify-single-word="false" fo:text-indent="-0.635cm" style:auto-text-indent="false"/>
      <style:text-properties officeooo:paragraph-rsid="0010f4d5"/>
    </style:style>
    <style:style style:name="P11" style:family="paragraph" style:parent-style-name="List_20_Paragraph" style:list-style-name="WWNum1">
      <style:paragraph-properties fo:margin-left="1.27cm" fo:margin-right="0cm" fo:line-height="100%" fo:text-align="start" style:justify-single-word="false" fo:text-indent="-0.635cm" style:auto-text-indent="false"/>
      <style:text-properties officeooo:paragraph-rsid="0012d631"/>
    </style:style>
    <style:style style:name="P12" style:family="paragraph" style:parent-style-name="List_20_Paragraph" style:list-style-name="WWNum1">
      <style:paragraph-properties fo:margin-left="1.27cm" fo:margin-right="0cm" fo:line-height="100%" fo:text-align="start" style:justify-single-word="false" fo:text-indent="-0.635cm" style:auto-text-indent="false"/>
      <style:text-properties officeooo:paragraph-rsid="00132cf0"/>
    </style:style>
    <style:style style:name="P13" style:family="paragraph" style:parent-style-name="List_20_Paragraph" style:list-style-name="WWNum2">
      <style:paragraph-properties fo:margin-left="1.27cm" fo:margin-right="0cm" fo:line-height="100%" fo:text-align="start" style:justify-single-word="false" fo:text-indent="-0.635cm" style:auto-text-indent="false"/>
    </style:style>
    <style:style style:name="P14" style:family="paragraph" style:parent-style-name="List_20_Paragraph" style:list-style-name="WWNum3">
      <style:paragraph-properties fo:margin-left="1.27cm" fo:margin-right="0cm" fo:line-height="100%" fo:text-align="start" style:justify-single-word="false" fo:text-indent="-0.635cm" style:auto-text-indent="false"/>
    </style:style>
    <style:style style:name="P15" style:family="paragraph" style:parent-style-name="List_20_Paragraph" style:list-style-name="WWNum4">
      <style:paragraph-properties fo:margin-left="1.27cm" fo:margin-right="0cm" fo:line-height="100%" fo:text-align="start" style:justify-single-word="false" fo:text-indent="-0.635cm" style:auto-text-indent="false"/>
    </style:style>
    <style:style style:name="P16" style:family="paragraph" style:parent-style-name="List_20_Paragraph" style:list-style-name="WWNum5">
      <style:paragraph-properties fo:margin-left="1.27cm" fo:margin-right="0cm" fo:line-height="100%" fo:text-align="start" style:justify-single-word="false" fo:text-indent="-0.635cm" style:auto-text-indent="false"/>
    </style:style>
    <style:style style:name="P17" style:family="paragraph" style:parent-style-name="List_20_Paragraph" style:list-style-name="WWNum6">
      <style:paragraph-properties fo:margin-left="1.27cm" fo:margin-right="0cm" fo:line-height="100%" fo:text-align="start" style:justify-single-word="false" fo:text-indent="-0.635cm" style:auto-text-indent="false"/>
    </style:style>
    <style:style style:name="P18" style:family="paragraph" style:parent-style-name="List_20_Paragraph" style:list-style-name="WWNum8">
      <style:paragraph-properties fo:margin-left="1.27cm" fo:margin-right="0cm" fo:line-height="100%" fo:text-align="start" style:justify-single-word="false" fo:text-indent="-0.635cm" style:auto-text-indent="false"/>
    </style:style>
    <style:style style:name="P19" style:family="paragraph" style:parent-style-name="List_20_Paragraph" style:list-style-name="WWNum10">
      <style:paragraph-properties fo:margin-left="1.27cm" fo:margin-right="0cm" fo:line-height="100%" fo:text-align="start" style:justify-single-word="false" fo:text-indent="-0.635cm" style:auto-text-indent="false"/>
    </style:style>
    <style:style style:name="P20" style:family="paragraph" style:parent-style-name="List_20_Paragraph" style:list-style-name="WWNum12">
      <style:paragraph-properties fo:margin-left="1.27cm" fo:margin-right="0cm" fo:line-height="100%" fo:text-align="start" style:justify-single-word="false" fo:text-indent="-0.635cm" style:auto-text-indent="false"/>
    </style:style>
    <style:style style:name="P21" style:family="paragraph" style:parent-style-name="List_20_Paragraph" style:list-style-name="WWNum14">
      <style:paragraph-properties fo:margin-left="1.27cm" fo:margin-right="0cm" fo:line-height="100%" fo:text-align="start" style:justify-single-word="false" fo:text-indent="-0.635cm" style:auto-text-indent="false"/>
    </style:style>
    <style:style style:name="P22" style:family="paragraph" style:parent-style-name="List_20_Paragraph" style:list-style-name="WWNum16">
      <style:paragraph-properties fo:margin-left="1.27cm" fo:margin-right="0cm" fo:line-height="100%" fo:text-align="start" style:justify-single-word="false" fo:text-indent="-0.635cm" style:auto-text-indent="false"/>
    </style:style>
    <style:style style:name="P23" style:family="paragraph" style:parent-style-name="List_20_Paragraph" style:list-style-name="WWNum18">
      <style:paragraph-properties fo:margin-left="1.27cm" fo:margin-right="0cm" fo:line-height="100%" fo:text-align="start" style:justify-single-word="false" fo:text-indent="-0.635cm" style:auto-text-indent="false"/>
    </style:style>
    <style:style style:name="P24" style:family="paragraph" style:parent-style-name="List_20_Paragraph" style:list-style-name="WWNum7">
      <style:paragraph-properties fo:margin-left="1.905cm" fo:margin-right="0cm" fo:line-height="100%" fo:text-align="start" style:justify-single-word="false" fo:text-indent="-0.635cm" style:auto-text-indent="false"/>
    </style:style>
    <style:style style:name="P25" style:family="paragraph" style:parent-style-name="List_20_Paragraph" style:list-style-name="WWNum7">
      <style:paragraph-properties fo:margin-left="1.905cm" fo:margin-right="0cm" fo:line-height="100%" fo:text-align="start" style:justify-single-word="false" fo:text-indent="-0.635cm" style:auto-text-indent="false"/>
      <style:text-properties officeooo:paragraph-rsid="0010f4d5"/>
    </style:style>
    <style:style style:name="P26" style:family="paragraph" style:parent-style-name="List_20_Paragraph" style:list-style-name="WWNum7">
      <style:paragraph-properties fo:margin-left="1.905cm" fo:margin-right="0cm" fo:line-height="100%" fo:text-align="start" style:justify-single-word="false" fo:text-indent="-0.635cm" style:auto-text-indent="false"/>
      <style:text-properties officeooo:paragraph-rsid="0012d631"/>
    </style:style>
    <style:style style:name="P27" style:family="paragraph" style:parent-style-name="List_20_Paragraph" style:list-style-name="WWNum9">
      <style:paragraph-properties fo:margin-left="1.905cm" fo:margin-right="0cm" fo:line-height="100%" fo:text-align="start" style:justify-single-word="false" fo:text-indent="-0.635cm" style:auto-text-indent="false"/>
    </style:style>
    <style:style style:name="P28" style:family="paragraph" style:parent-style-name="List_20_Paragraph" style:list-style-name="WWNum11">
      <style:paragraph-properties fo:margin-left="1.905cm" fo:margin-right="0cm" fo:line-height="100%" fo:text-align="start" style:justify-single-word="false" fo:text-indent="-0.635cm" style:auto-text-indent="false"/>
    </style:style>
    <style:style style:name="P29" style:family="paragraph" style:parent-style-name="List_20_Paragraph" style:list-style-name="WWNum13">
      <style:paragraph-properties fo:margin-left="1.905cm" fo:margin-right="0cm" fo:line-height="100%" fo:text-align="start" style:justify-single-word="false" fo:text-indent="-0.635cm" style:auto-text-indent="false"/>
    </style:style>
    <style:style style:name="P30" style:family="paragraph" style:parent-style-name="List_20_Paragraph" style:list-style-name="WWNum15">
      <style:paragraph-properties fo:margin-left="1.905cm" fo:margin-right="0cm" fo:line-height="100%" fo:text-align="start" style:justify-single-word="false" fo:text-indent="-0.635cm" style:auto-text-indent="false"/>
    </style:style>
    <style:style style:name="P31" style:family="paragraph" style:parent-style-name="List_20_Paragraph" style:list-style-name="WWNum17">
      <style:paragraph-properties fo:margin-left="1.905cm" fo:margin-right="0cm" fo:line-height="100%" fo:text-align="start" style:justify-single-word="false" fo:text-indent="-0.635cm" style:auto-text-indent="false"/>
    </style:style>
    <style:style style:name="P32" style:family="paragraph" style:parent-style-name="List_20_Paragraph" style:list-style-name="WWNum19">
      <style:paragraph-properties fo:margin-left="1.905cm" fo:margin-right="0cm" fo:line-height="100%" fo:text-align="start" style:justify-single-word="false" fo:text-indent="-0.635cm" style:auto-text-indent="false"/>
    </style:style>
    <style:style style:name="P33" style:family="paragraph" style:parent-style-name="ParaAttribute3">
      <style:paragraph-properties fo:margin-left="0cm" fo:margin-right="0cm" fo:line-height="100%" fo:text-indent="0cm" style:auto-text-indent="false"/>
    </style:style>
    <style:style style:name="P34" style:family="paragraph" style:parent-style-name="ParaAttribute3">
      <style:paragraph-properties fo:margin-left="0cm" fo:margin-right="0cm" fo:line-height="100%" fo:text-indent="0cm" style:auto-text-indent="false"/>
      <style:text-properties officeooo:paragraph-rsid="0012d631"/>
    </style:style>
    <style:style style:name="P35" style:family="paragraph" style:parent-style-name="ParaAttribute3">
      <style:paragraph-properties fo:margin-left="0cm" fo:margin-right="0cm" fo:line-height="100%" fo:text-indent="0cm" style:auto-text-indent="false"/>
      <style:text-properties style:font-name="Liberation Serif" fo:font-size="12pt" style:font-name-asian="Liberation Serif1" style:font-size-asian="12pt" style:font-size-complex="12pt"/>
    </style:style>
    <style:style style:name="P36" style:family="paragraph" style:parent-style-name="ParaAttribute3">
      <style:paragraph-properties fo:margin-left="0cm" fo:margin-right="0cm" fo:line-height="100%" fo:text-indent="0cm" style:auto-text-indent="false"/>
      <style:text-properties style:font-name="Liberation Serif" fo:font-size="12pt" officeooo:paragraph-rsid="0012d631" style:font-name-asian="Liberation Serif1" style:font-size-asian="12pt" style:font-size-complex="12pt"/>
    </style:style>
    <style:style style:name="P37" style:family="paragraph" style:parent-style-name="ParaAttribute3">
      <style:paragraph-properties fo:margin-left="0cm" fo:margin-right="0cm" fo:margin-top="0cm" fo:margin-bottom="0.282cm" loext:contextual-spacing="false" fo:line-height="100%" fo:text-indent="0cm" style:auto-text-indent="false"/>
      <style:text-properties officeooo:paragraph-rsid="0010f4d5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erif" fo:font-size="12pt" fo:language="en" fo:country="US" fo:font-style="normal" officeooo:rsid="0010f4d5" style:letter-kerning="true" style:font-name-asian="Noto Sans CJK SC Regular" style:font-size-asian="12pt" style:language-asian="ko" style:country-asian="KR" style:font-style-asian="normal" style:font-size-complex="12pt" style:language-complex="ar" style:country-complex="SA" style:font-style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0f4d5" style:font-size-asian="12pt" style:font-size-complex="12pt"/>
    </style:style>
    <style:style style:name="T5" style:family="text">
      <style:text-properties fo:font-size="12pt" officeooo:rsid="0012d631" style:font-size-asian="12pt" style:font-size-complex="12pt"/>
    </style:style>
    <style:style style:name="T6" style:family="text">
      <style:text-properties fo:font-size="12pt" fo:font-style="normal" style:font-size-asian="12pt" style:font-style-asian="normal" style:font-size-complex="12pt" style:font-style-complex="normal"/>
    </style:style>
    <style:style style:name="T7" style:family="text">
      <style:text-properties fo:font-size="12pt" fo:font-style="normal" officeooo:rsid="0010f4d5" style:font-size-asian="12pt" style:font-style-asian="normal" style:font-size-complex="12pt" style:font-style-complex="normal"/>
    </style:style>
    <style:style style:name="T8" style:family="text">
      <style:text-properties fo:font-size="12pt" fo:font-style="normal" officeooo:rsid="00122985" style:font-size-asian="12pt" style:font-style-asian="normal" style:font-size-complex="12pt" style:font-style-complex="normal"/>
    </style:style>
    <style:style style:name="T9" style:family="text">
      <style:text-properties fo:font-size="12pt" fo:font-style="normal" officeooo:rsid="0012d631" style:font-size-asian="12pt" style:font-style-asian="normal" style:font-size-complex="12pt" style:font-style-complex="normal"/>
    </style:style>
    <style:style style:name="T10" style:family="text">
      <style:text-properties fo:font-size="12pt" fo:font-style="normal" officeooo:rsid="00132cf0" style:font-size-asian="12pt" style:font-style-asian="normal" style:font-size-complex="12pt" style:font-style-complex="normal"/>
    </style:style>
    <style:style style:name="T11" style:family="text">
      <style:text-properties fo:font-size="12pt" fo:font-style="normal" style:font-size-asian="12pt" style:font-style-asian="normal" style:font-style-complex="normal"/>
    </style:style>
    <style:style style:name="T12" style:family="text">
      <style:text-properties fo:font-size="12pt" fo:language="en" fo:country="US" fo:font-style="normal" officeooo:rsid="0010f4d5" style:letter-kerning="true" style:font-size-asian="12pt" style:language-asian="ko" style:country-asian="KR" style:font-style-asian="normal" style:font-size-complex="12pt" style:language-complex="ar" style:country-complex="SA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CharAttribute3"><text:span text:style-name="T1">Casos de prueba</text:span></text:span></text:p>
      <text:p text:style-name="P5"/>
      <text:p text:style-name="P7"><text:span text:style-name="CharAttribute4"><text:span text:style-name="T3">ID: 001</text:span></text:span></text:p>
      <text:p text:style-name="P7"><text:span text:style-name="CharAttribute4"><text:span text:style-name="T3">Título: Logueo de admin.</text:span></text:span></text:p>
      <text:p text:style-name="P7"><text:span text:style-name="CharAttribute4"><text:span text:style-name="T3">Descripción:</text:span></text:span></text:p>
      <text:p text:style-name="P7"><text:span text:style-name="CharAttribute4"><text:span text:style-name="T3">Precondiciones:</text:span></text:span></text:p>
      <text:list xml:id="list1062843747" text:style-name="WWNum1">
        <text:list-item>
          <text:p text:style-name="P9"><text:span text:style-name="CharAttribute4"><text:span text:style-name="T3">El usuario debe estar creado.</text:span></text:span></text:p>
        </text:list-item>
        <text:list-item>
          <text:p text:style-name="P9"><text:span text:style-name="CharAttribute4"><text:span text:style-name="T3">No debe haber sesión iniciada.</text:span></text:span></text:p>
        </text:list-item>
      </text:list>
      <text:p text:style-name="P7"><text:span text:style-name="CharAttribute4"><text:span text:style-name="T3">Pasos a reproducir:</text:span></text:span></text:p>
      <text:list xml:id="list591193641" text:style-name="WWNum2">
        <text:list-item>
          <text:p text:style-name="P13"><text:span text:style-name="CharAttribute4"><text:span text:style-name="T3">Iniciar la aplicación de escritorio.</text:span></text:span></text:p>
        </text:list-item>
        <text:list-item>
          <text:p text:style-name="P13"><text:span text:style-name="CharAttribute4"><text:span text:style-name="T3">Ingresar el Usuario "admin"</text:span></text:span></text:p>
        </text:list-item>
        <text:list-item>
          <text:p text:style-name="P13"><text:span text:style-name="CharAttribute4"><text:span text:style-name="T3">Ingresar la Contraseña "Megustaleyes".</text:span></text:span></text:p>
        </text:list-item>
        <text:list-item>
          <text:p text:style-name="P13"><text:span text:style-name="CharAttribute4"><text:span text:style-name="T3">Presionar el botón Ingresar.</text:span></text:span></text:p>
        </text:list-item>
      </text:list>
      <text:p text:style-name="P7"><text:span text:style-name="CharAttribute4"><text:span text:style-name="T3">Resultado esperado: Se muestra la página principal del sistema en versión administrador.</text:span></text:span></text:p>
      <text:p text:style-name="P7"><text:span text:style-name="CharAttribute4"><text:span text:style-name="T3">Prioridad: Alta</text:span></text:span></text:p>
      <text:p text:style-name="P5"/>
      <text:p text:style-name="P5"/>
      <text:p text:style-name="P5"/>
      <text:p text:style-name="P7"><text:span text:style-name="CharAttribute4"><text:span text:style-name="T3">ID: 002</text:span></text:span></text:p>
      <text:p text:style-name="P7"><text:span text:style-name="CharAttribute4"><text:span text:style-name="T3">Título:Mal ingreso de usuario</text:span></text:span></text:p>
      <text:p text:style-name="P7"><text:span text:style-name="CharAttribute4"><text:span text:style-name="T3">Descripción: -</text:span></text:span></text:p>
      <text:p text:style-name="P7"><text:span text:style-name="CharAttribute4"><text:span text:style-name="T3">Precondiciones:</text:span></text:span></text:p>
      <text:list xml:id="list212627737383159" text:continue-list="list1062843747" text:style-name="WWNum1">
        <text:list-item>
          <text:p text:style-name="P9"><text:span text:style-name="CharAttribute4"><text:span text:style-name="T3">El usuario debe estar creado.</text:span></text:span></text:p>
        </text:list-item>
        <text:list-item>
          <text:p text:style-name="P9"><text:span text:style-name="CharAttribute4"><text:span text:style-name="T3">No debe haber sesión iniciada.</text:span></text:span></text:p>
        </text:list-item>
      </text:list>
      <text:p text:style-name="P7"><text:span text:style-name="CharAttribute4"><text:span text:style-name="T3">Pasos a reproducir:</text:span></text:span></text:p>
      <text:list xml:id="list4188215121" text:style-name="WWNum3">
        <text:list-item>
          <text:p text:style-name="P14"><text:span text:style-name="CharAttribute4"><text:span text:style-name="T3">Iniciar la aplicación de escritorio.</text:span></text:span></text:p>
        </text:list-item>
        <text:list-item>
          <text:p text:style-name="P14"><text:span text:style-name="CharAttribute4"><text:span text:style-name="T3">Ingresar un usuario "administrador".</text:span></text:span></text:p>
        </text:list-item>
        <text:list-item>
          <text:p text:style-name="P14"><text:span text:style-name="CharAttribute4"><text:span text:style-name="T3">Ingresar la contraseña "Megustaleyes".</text:span></text:span></text:p>
        </text:list-item>
        <text:list-item>
          <text:p text:style-name="P14"><text:span text:style-name="CharAttribute4"><text:span text:style-name="T3">Presionar el botón Ingresar.</text:span></text:span></text:p>
        </text:list-item>
      </text:list>
      <text:p text:style-name="P7"><text:span text:style-name="CharAttribute4"><text:span text:style-name="T3">Resultado esperado: Se muestre un <text:s/>mensaje de error: “El usuario es incorrecto”.Reingresa a la pagina principal del sistema.</text:span></text:span></text:p>
      <text:p text:style-name="P7"><text:span text:style-name="CharAttribute4"><text:span text:style-name="T3">Prioridad: Media</text:span></text:span></text:p>
      <text:p text:style-name="P5"/>
      <text:p text:style-name="P5"/>
      <text:p text:style-name="P5"/>
      <text:p text:style-name="P7"><text:span text:style-name="CharAttribute4"><text:span text:style-name="T3">ID: 003</text:span></text:span></text:p>
      <text:p text:style-name="P7"><text:span text:style-name="CharAttribute4"><text:span text:style-name="T3">Título: Mal ingreso de contraseña</text:span></text:span></text:p>
      <text:p text:style-name="P7"><text:span text:style-name="CharAttribute4"><text:span text:style-name="T3">Descripción:</text:span></text:span></text:p>
      <text:p text:style-name="P7"><text:span text:style-name="CharAttribute4"><text:span text:style-name="T3">Precondiciones:</text:span></text:span></text:p>
      <text:list xml:id="list212628031692297" text:continue-list="list212627737383159" text:style-name="WWNum1">
        <text:list-item>
          <text:p text:style-name="P9"><text:span text:style-name="CharAttribute4"><text:span text:style-name="T3">El usuario debe estar creado.</text:span></text:span></text:p>
        </text:list-item>
        <text:list-item>
          <text:p text:style-name="P9"><text:span text:style-name="CharAttribute4"><text:span text:style-name="T3">No debe haber sesión iniciada.</text:span></text:span></text:p>
        </text:list-item>
      </text:list>
      <text:p text:style-name="P7"><text:span text:style-name="CharAttribute4"><text:span text:style-name="T3">Pasos a reproducir:</text:span></text:span></text:p>
      <text:list xml:id="list1485069148" text:style-name="WWNum4">
        <text:list-item>
          <text:p text:style-name="P15"><text:span text:style-name="CharAttribute4"><text:span text:style-name="T3">Iniciar la aplicación de escritorio.</text:span></text:span></text:p>
        </text:list-item>
        <text:list-item>
          <text:p text:style-name="P15"><text:span text:style-name="CharAttribute4"><text:span text:style-name="T3">Ingresar el Usuario"admin".</text:span></text:span></text:p>
        </text:list-item>
        <text:list-item>
          <text:p text:style-name="P15"><text:span text:style-name="CharAttribute4"><text:span text:style-name="T3">Ingresar la contraseña "Megustaleyez".</text:span></text:span></text:p>
        </text:list-item>
        <text:list-item>
          <text:p text:style-name="P15"><text:span text:style-name="CharAttribute4"><text:span text:style-name="T3">Presionar el botón Ingresar.</text:span></text:span></text:p>
        </text:list-item>
      </text:list>
      <text:p text:style-name="P7"><text:span text:style-name="CharAttribute4"><text:span text:style-name="T3">Resultado esperado: Se muestre un <text:s/>mensaje de error: “La contraseña es incorrecta” . Reingresa a la pagina principal del sistema.</text:span></text:span></text:p>
      <text:p text:style-name="P7"><text:soft-page-break/><text:span text:style-name="CharAttribute4"><text:span text:style-name="T3">Prioridad: <text:s/>Media</text:span></text:span></text:p>
      <text:p text:style-name="P5"/>
      <text:p text:style-name="P7"><text:span text:style-name="CharAttribute4"><text:span text:style-name="T3">ID: 004</text:span></text:span></text:p>
      <text:p text:style-name="P7"><text:span text:style-name="CharAttribute4"><text:span text:style-name="T3">Título: Registro cliente</text:span></text:span></text:p>
      <text:p text:style-name="P7"><text:span text:style-name="CharAttribute4"><text:span text:style-name="T3">Descripción:</text:span></text:span></text:p>
      <text:p text:style-name="P7"><text:span text:style-name="CharAttribute4"><text:span text:style-name="T3">Precondiciones:</text:span></text:span></text:p>
      <text:list xml:id="list2494267896" text:style-name="WWNum5">
        <text:list-item>
          <text:p text:style-name="P16"><text:span text:style-name="CharAttribute4"><text:span text:style-name="T3">El cliente no debe estar creado.</text:span></text:span></text:p>
        </text:list-item>
      </text:list>
      <text:p text:style-name="P7"><text:span text:style-name="CharAttribute4"><text:span text:style-name="T3">Pasos a reproducir:</text:span></text:span></text:p>
      <text:list xml:id="list2301329319" text:style-name="WWNum6">
        <text:list-item>
          <text:p text:style-name="P17"><text:span text:style-name="CharAttribute4"><text:span text:style-name="T3">Ingresar Ramiro</text:span></text:span></text:p>
        </text:list-item>
        <text:list-item>
          <text:p text:style-name="P17"><text:span text:style-name="CharAttribute4"><text:span text:style-name="T3">Ingresar Lopez</text:span></text:span></text:p>
        </text:list-item>
        <text:list-item>
          <text:p text:style-name="P17"><text:span text:style-name="CharAttribute4"><text:span text:style-name="T3">Ingresar 442589632</text:span></text:span></text:p>
        </text:list-item>
        <text:list-item>
          <text:p text:style-name="P17"><text:span text:style-name="CharAttribute4"><text:span text:style-name="T3">Ingresar 158 1589</text:span></text:span></text:p>
        </text:list-item>
        <text:list-item>
          <text:p text:style-name="P17"><text:span text:style-name="CharAttribute4"><text:span text:style-name="T3">Ingresar 11 5987 1542</text:span></text:span></text:p>
        </text:list-item>
        <text:list-item>
          <text:p text:style-name="P17"><text:span text:style-name="CharAttribute4"><text:span text:style-name="T3">Ingresar ramiro@gmail.com</text:span></text:span></text:p>
        </text:list-item>
      </text:list>
      <text:p text:style-name="P7"><text:span text:style-name="CharAttribute4"><text:span text:style-name="T3">Resultado esperado:</text:span></text:span></text:p>
      <text:list xml:id="list712320640" text:style-name="WWNum7">
        <text:list-item>
          <text:p text:style-name="P24"><text:span text:style-name="CharAttribute4"><text:span text:style-name="T3">Creación satisfactoria. <text:s/></text:span></text:span></text:p>
        </text:list-item>
      </text:list>
      <text:p text:style-name="P7"><text:span text:style-name="CharAttribute4"><text:span text:style-name="T3">Prioridad:</text:span></text:span></text:p>
      <text:p text:style-name="P7"><text:span text:style-name="CharAttribute4"><text:span text:style-name="T3"><text:tab/>Alta.</text:span></text:span></text:p>
      <text:p text:style-name="P5"/>
      <text:p text:style-name="P5"/>
      <text:p text:style-name="P7"><text:span text:style-name="CharAttribute4"><text:span text:style-name="T3">ID: 005</text:span></text:span></text:p>
      <text:p text:style-name="P7"><text:span text:style-name="CharAttribute4"><text:span text:style-name="T3">Título: Registro del caso</text:span></text:span></text:p>
      <text:p text:style-name="P7"><text:span text:style-name="CharAttribute4"><text:span text:style-name="T3">Descripción: -</text:span></text:span></text:p>
      <text:p text:style-name="P7"><text:span text:style-name="CharAttribute4"><text:span text:style-name="T3">Precondiciones:</text:span></text:span></text:p>
      <text:list xml:id="list212628682763234" text:continue-list="list2494267896" text:style-name="WWNum5">
        <text:list-item>
          <text:p text:style-name="P16"><text:span text:style-name="CharAttribute4"><text:span text:style-name="T3">El caso no debe estar asignado.</text:span></text:span></text:p>
        </text:list-item>
      </text:list>
      <text:p text:style-name="P7"><text:span text:style-name="CharAttribute4"><text:span text:style-name="T3">Pasos a reproducir:</text:span></text:span></text:p>
      <text:list xml:id="list597371937" text:style-name="WWNum8">
        <text:list-item>
          <text:p text:style-name="P18"><text:span text:style-name="CharAttribute4"><text:span text:style-name="T3">Ingresar Tipo: Divorcio.</text:span></text:span></text:p>
        </text:list-item>
        <text:list-item>
          <text:p text:style-name="P18"><text:span text:style-name="CharAttribute4"><text:span text:style-name="T3">Ingresar Fecha de Inicio: <text:s/>06/09/2020</text:span></text:span></text:p>
        </text:list-item>
        <text:list-item>
          <text:p text:style-name="P18"><text:span text:style-name="CharAttribute4"><text:span text:style-name="T3">Ingresar Fecha de Fin: 07/05/2021</text:span></text:span></text:p>
        </text:list-item>
        <text:list-item>
          <text:p text:style-name="P18"><text:span text:style-name="CharAttribute4"><text:span text:style-name="T3">Ingresar Motivo: Separación y división de bienes.</text:span></text:span></text:p>
        </text:list-item>
      </text:list>
      <text:p text:style-name="P7"><text:span text:style-name="CharAttribute4"><text:span text:style-name="T3">Resultado esperado:</text:span></text:span></text:p>
      <text:list xml:id="list1242669580" text:style-name="WWNum9">
        <text:list-item>
          <text:p text:style-name="P27"><text:span text:style-name="CharAttribute4"><text:span text:style-name="T3">Creación satisfactoria. <text:s/></text:span></text:span></text:p>
        </text:list-item>
      </text:list>
      <text:p text:style-name="P7"><text:span text:style-name="CharAttribute4"><text:span text:style-name="T3">Prioridad:</text:span></text:span></text:p>
      <text:p text:style-name="P7"><text:span text:style-name="CharAttribute4"><text:span text:style-name="T3"><text:tab/>Alta.</text:span></text:span></text:p>
      <text:p text:style-name="P5"/>
      <text:p text:style-name="P7"><text:span text:style-name="CharAttribute4"><text:span text:style-name="T3">ID: 006</text:span></text:span></text:p>
      <text:p text:style-name="P7"><text:span text:style-name="CharAttribute4"><text:span text:style-name="T3">Título: Creación de reuniones.</text:span></text:span></text:p>
      <text:p text:style-name="P7"><text:span text:style-name="CharAttribute4"><text:span text:style-name="T3">Descripción: -</text:span></text:span></text:p>
      <text:p text:style-name="P7"><text:span text:style-name="CharAttribute4"><text:span text:style-name="T3">Precondiciones:</text:span></text:span></text:p>
      <text:list xml:id="list212629043327126" text:continue-list="list212628682763234" text:style-name="WWNum5">
        <text:list-item>
          <text:p text:style-name="P16"><text:span text:style-name="CharAttribute4"><text:span text:style-name="T3">El evento no debe estar creado.</text:span></text:span></text:p>
        </text:list-item>
      </text:list>
      <text:p text:style-name="P7"><text:span text:style-name="CharAttribute4"><text:span text:style-name="T3">Pasos a reproducir:</text:span></text:span></text:p>
      <text:list xml:id="list1164226324" text:style-name="WWNum10">
        <text:list-item>
          <text:p text:style-name="P19"><text:span text:style-name="CharAttribute4"><text:span text:style-name="T3">Indicar Fecha: 25/ 06/ 2022</text:span></text:span></text:p>
        </text:list-item>
      </text:list>
      <text:list xml:id="list212627634284539" text:continue-list="list212628031692297" text:style-name="WWNum1">
        <text:list-item>
          <text:p text:style-name="P9"><text:span text:style-name="CharAttribute4"><text:span text:style-name="T3">Indicar Horario: 09:00 hs.</text:span></text:span></text:p>
        </text:list-item>
      </text:list>
      <text:p text:style-name="P7"><text:span text:style-name="CharAttribute4"><text:span text:style-name="T3">Resultado esperado:</text:span></text:span></text:p>
      <text:list xml:id="list1553894792" text:style-name="WWNum11">
        <text:list-item>
          <text:p text:style-name="P28"><text:span text:style-name="CharAttribute4"><text:span text:style-name="T3">Creación satisfactoria. <text:s text:c="8"/></text:span></text:span></text:p>
        </text:list-item>
      </text:list>
      <text:p text:style-name="P7"><text:span text:style-name="CharAttribute4"><text:span text:style-name="T3">Prioridad:</text:span></text:span></text:p>
      <text:p text:style-name="P7"><text:span text:style-name="CharAttribute4"><text:span text:style-name="T3"><text:tab/>Alta.</text:span></text:span></text:p>
      <text:p text:style-name="P5"/>
      <text:p text:style-name="P5"/>
      <text:p text:style-name="P5"/>
      <text:p text:style-name="P5"><text:soft-page-break/></text:p>
      <text:p text:style-name="P7"><text:span text:style-name="CharAttribute4"><text:span text:style-name="T3">ID: 007</text:span></text:span></text:p>
      <text:p text:style-name="P7"><text:span text:style-name="CharAttribute4"><text:span text:style-name="T3">Título: Edición de clientes errónea.</text:span></text:span></text:p>
      <text:p text:style-name="P7"><text:span text:style-name="CharAttribute4"><text:span text:style-name="T3">Descripción: -</text:span></text:span></text:p>
      <text:p text:style-name="P7"><text:span text:style-name="CharAttribute4"><text:span text:style-name="T3">Precondiciones:</text:span></text:span></text:p>
      <text:list xml:id="list212628626584631" text:continue-list="list212629043327126" text:style-name="WWNum5">
        <text:list-item>
          <text:p text:style-name="P16"><text:span text:style-name="CharAttribute4"><text:span text:style-name="T3">El cliente debe estar creado.</text:span></text:span></text:p>
        </text:list-item>
      </text:list>
      <text:p text:style-name="P7"><text:span text:style-name="CharAttribute4"><text:span text:style-name="T3">Pasos a reproducir:</text:span></text:span></text:p>
      <text:list xml:id="list3509361007" text:style-name="WWNum12">
        <text:list-item>
          <text:p text:style-name="P20"><text:span text:style-name="CharAttribute4"><text:span text:style-name="T3">Seleccionar y tildar casilla del cliente.</text:span></text:span></text:p>
        </text:list-item>
      </text:list>
      <text:list xml:id="list212628169999066" text:continue-list="list212627634284539" text:style-name="WWNum1">
        <text:list-item>
          <text:p text:style-name="P9"><text:span text:style-name="CharAttribute4"><text:span text:style-name="T3">Hacer click sobre "Editar", es decir, el icono con forma de lapiz.</text:span></text:span></text:p>
        </text:list-item>
        <text:list-item>
          <text:p text:style-name="P9"><text:span text:style-name="CharAttribute4"><text:span text:style-name="T3">Elegir la opción "Editar Datos personales".</text:span></text:span></text:p>
        </text:list-item>
        <text:list-item>
          <text:p text:style-name="P9"><text:span text:style-name="CharAttribute4"><text:span text:style-name="T3">Hacer click sobre el DNI.</text:span></text:span></text:p>
        </text:list-item>
      </text:list>
      <text:list xml:id="list212629081760717" text:continue-list="list3509361007" text:style-name="WWNum12">
        <text:list-item>
          <text:p text:style-name="P20"><text:span text:style-name="CharAttribute4"><text:span text:style-name="T3">Escribir un DNI: H45.894.563R (es un INT)</text:span></text:span></text:p>
        </text:list-item>
      </text:list>
      <text:p text:style-name="P7"><text:span text:style-name="CharAttribute4"><text:span text:style-name="T3">Resultado esperado:</text:span></text:span></text:p>
      <text:list xml:id="list2558883135" text:style-name="WWNum13">
        <text:list-item>
          <text:p text:style-name="P29"><text:span text:style-name="CharAttribute4"><text:span text:style-name="T3">Los cambios no deberían efectuarse.</text:span></text:span></text:p>
        </text:list-item>
      </text:list>
      <text:p text:style-name="P7"><text:span text:style-name="CharAttribute4"><text:span text:style-name="T3">Prioridad:</text:span></text:span></text:p>
      <text:p text:style-name="P7"><text:span text:style-name="CharAttribute4"><text:span text:style-name="T3"><text:tab/>Media.</text:span></text:span></text:p>
      <text:p text:style-name="P5"/>
      <text:p text:style-name="P5"/>
      <text:p text:style-name="P7"><text:span text:style-name="CharAttribute4"><text:span text:style-name="T3">ID: 008</text:span></text:span></text:p>
      <text:p text:style-name="P7"><text:span text:style-name="CharAttribute4"><text:span text:style-name="T3">Título: Edición de clientes correcta.</text:span></text:span></text:p>
      <text:p text:style-name="P7"><text:span text:style-name="CharAttribute4"><text:span text:style-name="T3">Descripción: -</text:span></text:span></text:p>
      <text:p text:style-name="P7"><text:span text:style-name="CharAttribute4"><text:span text:style-name="T3">Precondiciones:</text:span></text:span></text:p>
      <text:list xml:id="list212628697314558" text:continue-list="list212628626584631" text:style-name="WWNum5">
        <text:list-item>
          <text:p text:style-name="P16"><text:span text:style-name="CharAttribute4"><text:span text:style-name="T3">El cliente debe estar creado.</text:span></text:span></text:p>
        </text:list-item>
      </text:list>
      <text:p text:style-name="P7"><text:span text:style-name="CharAttribute4"><text:span text:style-name="T3">Pasos a reproducir:</text:span></text:span></text:p>
      <text:list xml:id="list212627145939964" text:continue-list="list212628169999066" text:style-name="WWNum1">
        <text:list-item>
          <text:p text:style-name="P9"><text:span text:style-name="CharAttribute4"><text:span text:style-name="T3">Seleccionar y tildar casilla del cliente.</text:span></text:span></text:p>
        </text:list-item>
        <text:list-item>
          <text:p text:style-name="P9"><text:span text:style-name="CharAttribute4"><text:span text:style-name="T3">Hacer click sobre "Editar", es decir, el icono con forma de lapiz.</text:span></text:span></text:p>
        </text:list-item>
        <text:list-item>
          <text:p text:style-name="P9"><text:span text:style-name="CharAttribute4"><text:span text:style-name="T3">Elegir la opción "Editar Datos personales".</text:span></text:span></text:p>
        </text:list-item>
        <text:list-item>
          <text:p text:style-name="P9"><text:span text:style-name="CharAttribute4"><text:span text:style-name="T3">Hacer click sobre el DNI.</text:span></text:span></text:p>
        </text:list-item>
      </text:list>
      <text:list xml:id="list1652568956" text:style-name="WWNum14">
        <text:list-item>
          <text:p text:style-name="P21"><text:span text:style-name="CharAttribute4"><text:span text:style-name="T3">Escribir DNI(es un INT) : 45987632.</text:span></text:span></text:p>
        </text:list-item>
      </text:list>
      <text:p text:style-name="P7"><text:span text:style-name="CharAttribute4"><text:span text:style-name="T3">Resultado esperado:</text:span></text:span></text:p>
      <text:list xml:id="list1803336887" text:style-name="WWNum15">
        <text:list-item>
          <text:p text:style-name="P30"><text:span text:style-name="CharAttribute4"><text:span text:style-name="T3">Los cambios deberían efectuarse.</text:span></text:span></text:p>
        </text:list-item>
      </text:list>
      <text:p text:style-name="P7"><text:span text:style-name="CharAttribute4"><text:span text:style-name="T3">Prioridad:</text:span></text:span></text:p>
      <text:p text:style-name="P7"><text:span text:style-name="CharAttribute4"><text:span text:style-name="T3"><text:tab/>Media.</text:span></text:span></text:p>
      <text:p text:style-name="P5"/>
      <text:p text:style-name="P7"><text:span text:style-name="CharAttribute4"><text:span text:style-name="T3">ID: 009</text:span></text:span></text:p>
      <text:p text:style-name="P7"><text:span text:style-name="CharAttribute4"><text:span text:style-name="T3">Título: Edición de casos errónea.</text:span></text:span></text:p>
      <text:p text:style-name="P7"><text:span text:style-name="CharAttribute4"><text:span text:style-name="T3">Descripción: -</text:span></text:span></text:p>
      <text:p text:style-name="P7"><text:span text:style-name="CharAttribute4"><text:span text:style-name="T3">Precondiciones:</text:span></text:span></text:p>
      <text:list xml:id="list212629072102104" text:continue-list="list212628697314558" text:style-name="WWNum5">
        <text:list-item>
          <text:p text:style-name="P16"><text:span text:style-name="CharAttribute4"><text:span text:style-name="T3">El caso debe estar creado.</text:span></text:span></text:p>
        </text:list-item>
      </text:list>
      <text:p text:style-name="P7"><text:span text:style-name="CharAttribute4"><text:span text:style-name="T3">Pasos a reproducir:</text:span></text:span></text:p>
      <text:list xml:id="list212628122531924" text:continue-list="list212627145939964" text:style-name="WWNum1">
        <text:list-item>
          <text:p text:style-name="P9"><text:span text:style-name="CharAttribute4"><text:span text:style-name="T3">Seleccionar y tildar casilla del cliente.</text:span></text:span></text:p>
        </text:list-item>
        <text:list-item>
          <text:p text:style-name="P9"><text:span text:style-name="CharAttribute4"><text:span text:style-name="T3">Hacer click sobre "Editar", es decir, el icono con forma de lapiz.</text:span></text:span></text:p>
        </text:list-item>
        <text:list-item>
          <text:p text:style-name="P9"><text:span text:style-name="CharAttribute4"><text:span text:style-name="T3">Elegir la opción "Caso".</text:span></text:span></text:p>
        </text:list-item>
        <text:list-item>
          <text:p text:style-name="P9"><text:span text:style-name="CharAttribute4"><text:span text:style-name="T3">Elegir la etapa del caso que desea editar.</text:span></text:span></text:p>
        </text:list-item>
      </text:list>
      <text:list xml:id="list2110397488" text:style-name="WWNum16">
        <text:list-item>
          <text:p text:style-name="P22"><text:span text:style-name="CharAttribute4"><text:span text:style-name="T3">Hacer click sobre Fecha de Inicio(es un DATE), escribir I9/I0/22</text:span></text:span></text:p>
        </text:list-item>
      </text:list>
      <text:p text:style-name="P7"><text:span text:style-name="CharAttribute4"><text:span text:style-name="T3">Resultado esperado:</text:span></text:span></text:p>
      <text:list xml:id="list3093259172" text:style-name="WWNum17">
        <text:list-item>
          <text:p text:style-name="P31"><text:span text:style-name="CharAttribute4"><text:span text:style-name="T3">Los cambios no deberían efectuarse.</text:span></text:span></text:p>
        </text:list-item>
      </text:list>
      <text:p text:style-name="P7"><text:span text:style-name="CharAttribute4"><text:span text:style-name="T3">Prioridad:</text:span></text:span></text:p>
      <text:p text:style-name="P7"><text:span text:style-name="CharAttribute4"><text:span text:style-name="T3"><text:tab/>Media.</text:span></text:span></text:p>
      <text:p text:style-name="P5"/>
      <text:p text:style-name="P5"><text:soft-page-break/></text:p>
      <text:p text:style-name="P5"/>
      <text:p text:style-name="P5"/>
      <text:p text:style-name="P5"/>
      <text:p text:style-name="P7"><text:span text:style-name="CharAttribute4"><text:span text:style-name="T3">ID: 010</text:span></text:span></text:p>
      <text:p text:style-name="P7"><text:span text:style-name="CharAttribute4"><text:span text:style-name="T3">Título: Edición de casos correcta.</text:span></text:span></text:p>
      <text:p text:style-name="P7"><text:span text:style-name="CharAttribute4"><text:span text:style-name="T3">Descripción: -</text:span></text:span></text:p>
      <text:p text:style-name="P7"><text:span text:style-name="CharAttribute4"><text:span text:style-name="T3">Precondiciones:</text:span></text:span></text:p>
      <text:list xml:id="list212627262439665" text:continue-list="list212629072102104" text:style-name="WWNum5">
        <text:list-item>
          <text:p text:style-name="P16"><text:span text:style-name="CharAttribute4"><text:span text:style-name="T3">El caso debe estar creado.</text:span></text:span></text:p>
        </text:list-item>
      </text:list>
      <text:p text:style-name="P7"><text:span text:style-name="CharAttribute4"><text:span text:style-name="T3">Pasos a reproducir:</text:span></text:span></text:p>
      <text:list xml:id="list212627714322391" text:continue-list="list212628122531924" text:style-name="WWNum1">
        <text:list-item>
          <text:p text:style-name="P9"><text:span text:style-name="CharAttribute4"><text:span text:style-name="T3">Seleccionar y tildar la casilla del cliente</text:span></text:span></text:p>
        </text:list-item>
        <text:list-item>
          <text:p text:style-name="P9"><text:span text:style-name="CharAttribute4"><text:span text:style-name="T3">Hacer click sobre "Editar", es decir, el icono con forma de lapiz.</text:span></text:span></text:p>
        </text:list-item>
        <text:list-item>
          <text:p text:style-name="P9"><text:span text:style-name="CharAttribute4"><text:span text:style-name="T3">Elegir la opción "Caso".</text:span></text:span></text:p>
        </text:list-item>
        <text:list-item>
          <text:p text:style-name="P9"><text:span text:style-name="CharAttribute4"><text:span text:style-name="T3">Elegir la etapa del caso que desea editar.</text:span></text:span></text:p>
        </text:list-item>
      </text:list>
      <text:list xml:id="list380878827" text:style-name="WWNum18">
        <text:list-item>
          <text:p text:style-name="P23"><text:span text:style-name="CharAttribute4"><text:span text:style-name="T3">Hacer click sobre Fecha de Inicio(es un DATE), escribir 19/10/22</text:span></text:span></text:p>
        </text:list-item>
      </text:list>
      <text:p text:style-name="P7"><text:span text:style-name="CharAttribute4"><text:span text:style-name="T3">Resultado esperado:</text:span></text:span></text:p>
      <text:list xml:id="list3190118817" text:style-name="WWNum19">
        <text:list-item>
          <text:p text:style-name="P32"><text:span text:style-name="CharAttribute4"><text:span text:style-name="T3">Los cambios deberían efectuarse.</text:span></text:span></text:p>
        </text:list-item>
      </text:list>
      <text:p text:style-name="P7"><text:span text:style-name="CharAttribute4"><text:span text:style-name="T3">Prioridad:</text:span></text:span></text:p>
      <text:p text:style-name="P7"><text:span text:style-name="CharAttribute4"><text:span text:style-name="T3"><text:tab/>Media.</text:span></text:span></text:p>
      <text:p text:style-name="P5"/>
      <text:p text:style-name="P7"><text:span text:style-name="CharAttribute4"><text:span text:style-name="T3">ID: 011</text:span></text:span></text:p>
      <text:p text:style-name="P7"><text:span text:style-name="CharAttribute4"><text:span text:style-name="T3">Título:</text:span></text:span><text:span text:style-name="CharAttribute4"><text:span text:style-name="T5"> Redirección a la página oficial de la Mesa de Entrada Virtual</text:span></text:span><text:span text:style-name="CharAttribute4"><text:span text:style-name="T3">.</text:span></text:span></text:p>
      <text:p text:style-name="P7"><text:span text:style-name="CharAttribute4"><text:span text:style-name="T3">Descripción: -</text:span></text:span></text:p>
      <text:p text:style-name="P7"><text:span text:style-name="CharAttribute4"><text:span text:style-name="T3">Precondiciones:</text:span></text:span></text:p>
      <text:list xml:id="list212627752469559" text:continue-list="list212627714322391" text:style-name="WWNum1">
        <text:list-item>
          <text:p text:style-name="P9"><text:span text:style-name="CharAttribute4"><text:span text:style-name="T3">Estar logueado con un usuario y encontrarse en la pantalla principal.</text:span></text:span></text:p>
        </text:list-item>
      </text:list>
      <text:p text:style-name="P7"><text:span text:style-name="CharAttribute4"><text:span text:style-name="T3">Pasos a reproducir:</text:span></text:span></text:p>
      <text:list xml:id="list212628042211362" text:continue-numbering="true" text:style-name="WWNum1">
        <text:list-item>
          <text:p text:style-name="P9"><text:span text:style-name="CharAttribute4"><text:span text:style-name="T3">Hacer click sobre el botón "MEV".</text:span></text:span></text:p>
        </text:list-item>
      </text:list>
      <text:p text:style-name="P7"><text:span text:style-name="CharAttribute4"><text:span text:style-name="T3">Resultado esperado:</text:span></text:span></text:p>
      <text:list xml:id="list212629063761546" text:continue-list="list712320640" text:style-name="WWNum7">
        <text:list-item>
          <text:p text:style-name="P24"><text:span text:style-name="CharAttribute4"><text:span text:style-name="T3">Ser redirigido a la página oficial de la Mesa de Entrada Virtual.</text:span></text:span></text:p>
        </text:list-item>
      </text:list>
      <text:p text:style-name="P7"><text:span text:style-name="CharAttribute4"><text:span text:style-name="T3">Prioridad:</text:span></text:span></text:p>
      <text:p text:style-name="P7"><text:span text:style-name="CharAttribute4"><text:span text:style-name="T3"><text:tab/>Alta.</text:span></text:span></text:p>
      <text:p text:style-name="P5"/>
      <text:p text:style-name="P5"/>
      <text:p text:style-name="P7"><text:span text:style-name="CharAttribute4"><text:span text:style-name="T3">ID: 011</text:span></text:span></text:p>
      <text:p text:style-name="P34"><text:span text:style-name="CharAttribute4"><text:span text:style-name="T3">Título: </text:span></text:span><text:span text:style-name="CharAttribute4"><text:span text:style-name="T5"><text:s/>Redirección a la página oficial del </text:span></text:span><text:span text:style-name="CharAttribute4"><text:span text:style-name="T3">Poder Judical de la Nacion.</text:span></text:span></text:p>
      <text:p text:style-name="P7"><text:span text:style-name="CharAttribute4"><text:span text:style-name="T3">Descripción: -</text:span></text:span></text:p>
      <text:p text:style-name="P7"><text:span text:style-name="CharAttribute4"><text:span text:style-name="T3">Precondiciones:</text:span></text:span></text:p>
      <text:list xml:id="list212629088210730" text:continue-list="list212628042211362" text:style-name="WWNum1">
        <text:list-item>
          <text:p text:style-name="P9"><text:span text:style-name="CharAttribute4"><text:span text:style-name="T3">Estar logueado con un usuario y encontrarse en la pantalla principal.</text:span></text:span></text:p>
        </text:list-item>
      </text:list>
      <text:p text:style-name="P7"><text:span text:style-name="CharAttribute4"><text:span text:style-name="T3">Pasos a reproducir:</text:span></text:span></text:p>
      <text:list xml:id="list212627766047049" text:continue-numbering="true" text:style-name="WWNum1">
        <text:list-item>
          <text:p text:style-name="P9"><text:span text:style-name="CharAttribute4"><text:span text:style-name="T3">Hacer click sobre el botón "Poder Judiicial".</text:span></text:span></text:p>
        </text:list-item>
      </text:list>
      <text:p text:style-name="P7"><text:span text:style-name="CharAttribute4"><text:span text:style-name="T3">Resultado esperado:</text:span></text:span></text:p>
      <text:list xml:id="list212628218112159" text:continue-list="list212629063761546" text:style-name="WWNum7">
        <text:list-item>
          <text:p text:style-name="P24"><text:span text:style-name="CharAttribute4"><text:span text:style-name="T3">Ser redirigido a la página oficial del Poder Judicial de la Nación.</text:span></text:span></text:p>
        </text:list-item>
      </text:list>
      <text:p text:style-name="P7"><text:span text:style-name="CharAttribute4"><text:span text:style-name="T3">Prioridad:</text:span></text:span></text:p>
      <text:p text:style-name="P7"><text:span text:style-name="CharAttribute4"><text:span text:style-name="T3"><text:tab/>Alta.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<text:span text:style-name="CharAttribute4"><text:span text:style-name="T3">ID: 012</text:span></text:span></text:p>
      <text:p text:style-name="P34"><text:span text:style-name="CharAttribute4"><text:span text:style-name="T3">Título: </text:span></text:span><text:span text:style-name="CharAttribute4"><text:span text:style-name="T5"><text:s/>Redirección a la pantalla</text:span></text:span><text:span text:style-name="CharAttribute4"><text:span text:style-name="T3"> Etapas.</text:span></text:span></text:p>
      <text:p text:style-name="P7"><text:span text:style-name="CharAttribute4"><text:span text:style-name="T3">Descripción: -</text:span></text:span></text:p>
      <text:p text:style-name="P7"><text:span text:style-name="CharAttribute4"><text:span text:style-name="T3">Precondiciones:</text:span></text:span></text:p>
      <text:list xml:id="list212628211475488" text:continue-list="list212627766047049" text:style-name="WWNum1">
        <text:list-item>
          <text:p text:style-name="P9"><text:span text:style-name="CharAttribute4"><text:span text:style-name="T3">Estar logueado con un usuario y encontrarse en la pantalla principal.</text:span></text:span></text:p>
        </text:list-item>
      </text:list>
      <text:p text:style-name="P7"><text:span text:style-name="CharAttribute4"><text:span text:style-name="T3">Pasos a reproducir:</text:span></text:span></text:p>
      <text:list xml:id="list212628411709128" text:continue-numbering="true" text:style-name="WWNum1">
        <text:list-item>
          <text:p text:style-name="P9"><text:span text:style-name="CharAttribute4"><text:span text:style-name="T3">Hacer click sobre el botón "Etapas".</text:span></text:span></text:p>
        </text:list-item>
      </text:list>
      <text:p text:style-name="P7"><text:span text:style-name="CharAttribute4"><text:span text:style-name="T3">Resultado esperado:</text:span></text:span></text:p>
      <text:list xml:id="list212628674464159" text:continue-list="list212628218112159" text:style-name="WWNum7">
        <text:list-item>
          <text:p text:style-name="P24"><text:span text:style-name="CharAttribute4"><text:span text:style-name="T3">Ser redirigido a una pantalla donde debe seleccionar la etapa.</text:span></text:span></text:p>
        </text:list-item>
      </text:list>
      <text:p text:style-name="P7"><text:span text:style-name="CharAttribute4"><text:span text:style-name="T3">Prioridad:</text:span></text:span></text:p>
      <text:p text:style-name="P7"><text:span text:style-name="CharAttribute4"><text:span text:style-name="T3"><text:tab/>Alta.</text:span></text:span></text:p>
      <text:p text:style-name="P5"/>
      <text:p text:style-name="P7"><text:span text:style-name="CharAttribute4"><text:span text:style-name="T3">ID: 013</text:span></text:span></text:p>
      <text:p text:style-name="P7"><text:span text:style-name="CharAttribute4"><text:span text:style-name="T3">Título: Seleccionar </text:span></text:span><text:span text:style-name="CharAttribute4"><text:span text:style-name="T5">etapa 2.</text:span></text:span></text:p>
      <text:p text:style-name="P7"><text:span text:style-name="CharAttribute4"><text:span text:style-name="T3">Descripción: -</text:span></text:span></text:p>
      <text:p text:style-name="P7"><text:span text:style-name="CharAttribute4"><text:span text:style-name="T3">Precondiciones:</text:span></text:span></text:p>
      <text:list xml:id="list212629087957176" text:continue-list="list212628411709128" text:style-name="WWNum1">
        <text:list-item>
          <text:p text:style-name="P9"><text:span text:style-name="CharAttribute4"><text:span text:style-name="T3">Estar logueado con un usuario y encontrarse en la pantalla "Etapas".</text:span></text:span></text:p>
        </text:list-item>
      </text:list>
      <text:p text:style-name="P7"><text:span text:style-name="CharAttribute4"><text:span text:style-name="T3">Pasos a reproducir:</text:span></text:span></text:p>
      <text:list xml:id="list212628353243098" text:continue-numbering="true" text:style-name="WWNum1">
        <text:list-item>
          <text:p text:style-name="P9"><text:span text:style-name="CharAttribute4"><text:span text:style-name="T3">Hacer click sobre el botón "Seleccione una etapa".</text:span></text:span></text:p>
        </text:list-item>
        <text:list-item>
          <text:p text:style-name="P9"><text:span text:style-name="CharAttribute4"><text:span text:style-name="T3">Seleccionar </text:span></text:span><text:span text:style-name="CharAttribute4"><text:span text:style-name="T5">la etapa 2</text:span></text:span><text:span text:style-name="CharAttribute4"><text:span text:style-name="T3">.</text:span></text:span></text:p>
        </text:list-item>
      </text:list>
      <text:p text:style-name="P7"><text:span text:style-name="CharAttribute4"><text:span text:style-name="T3">Resultado esperado:</text:span></text:span></text:p>
      <text:list xml:id="list212627531270038" text:continue-list="list212628674464159" text:style-name="WWNum7">
        <text:list-item>
          <text:p text:style-name="P24"><text:span text:style-name="CharAttribute4"><text:span text:style-name="T3">Ser redirigido a </text:span></text:span><text:span text:style-name="CharAttribute4"><text:span text:style-name="T5">la</text:span></text:span><text:span text:style-name="CharAttribute4"><text:span text:style-name="T3"> pantalla </text:span></text:span><text:span text:style-name="CharAttribute4"><text:span text:style-name="T5">de la etapa 2.</text:span></text:span></text:p>
        </text:list-item>
      </text:list>
      <text:p text:style-name="P7"><text:span text:style-name="CharAttribute4"><text:span text:style-name="T3">Prioridad:</text:span></text:span></text:p>
      <text:p text:style-name="P7"><text:span text:style-name="CharAttribute4"><text:span text:style-name="T3"><text:tab/>Media.</text:span></text:span></text:p>
      <text:p text:style-name="P7"><text:span text:style-name="CharAttribute4"><text:span text:style-name="T3"/></text:span></text:p>
      <text:p text:style-name="P36"/>
      <text:p text:style-name="P34"><text:span text:style-name="CharAttribute4"><text:span text:style-name="T3">ID: 01</text:span></text:span><text:span text:style-name="CharAttribute4"><text:span text:style-name="T5">4</text:span></text:span></text:p>
      <text:p text:style-name="P34"><text:span text:style-name="CharAttribute4"><text:span text:style-name="T3">Título: Seleccionar </text:span></text:span><text:span text:style-name="CharAttribute4"><text:span text:style-name="T5">etapa 3.</text:span></text:span></text:p>
      <text:p text:style-name="P34"><text:span text:style-name="CharAttribute4"><text:span text:style-name="T3">Descripción: -</text:span></text:span></text:p>
      <text:p text:style-name="P34"><text:span text:style-name="CharAttribute4"><text:span text:style-name="T3">Precondiciones:</text:span></text:span></text:p>
      <text:list xml:id="list212628570010043" text:continue-list="list212628353243098" text:style-name="WWNum1">
        <text:list-item>
          <text:p text:style-name="P11"><text:span text:style-name="CharAttribute4"><text:span text:style-name="T3">Estar logueado con un usuario y encontrarse en la pantalla "Etapas".</text:span></text:span></text:p>
        </text:list-item>
      </text:list>
      <text:p text:style-name="P34"><text:span text:style-name="CharAttribute4"><text:span text:style-name="T3">Pasos a reproducir:</text:span></text:span></text:p>
      <text:list xml:id="list212629141231411" text:continue-numbering="true" text:style-name="WWNum1">
        <text:list-item>
          <text:p text:style-name="P11"><text:span text:style-name="CharAttribute4"><text:span text:style-name="T3">Hacer click sobre el botón "Seleccione una etapa".</text:span></text:span></text:p>
        </text:list-item>
        <text:list-item>
          <text:p text:style-name="P11"><text:span text:style-name="CharAttribute4"><text:span text:style-name="T3">Seleccionar </text:span></text:span><text:span text:style-name="CharAttribute4"><text:span text:style-name="T5">la etapa 3</text:span></text:span><text:span text:style-name="CharAttribute4"><text:span text:style-name="T3">.</text:span></text:span></text:p>
        </text:list-item>
      </text:list>
      <text:p text:style-name="P34"><text:span text:style-name="CharAttribute4"><text:span text:style-name="T3">Resultado esperado:</text:span></text:span></text:p>
      <text:list xml:id="list212627086220354" text:continue-list="list212627531270038" text:style-name="WWNum7">
        <text:list-item>
          <text:p text:style-name="P26"><text:span text:style-name="CharAttribute4"><text:span text:style-name="T3">Ser redirigido a </text:span></text:span><text:span text:style-name="CharAttribute4"><text:span text:style-name="T5">la</text:span></text:span><text:span text:style-name="CharAttribute4"><text:span text:style-name="T3"> pantalla </text:span></text:span><text:span text:style-name="CharAttribute4"><text:span text:style-name="T5">de la etapa 3.</text:span></text:span></text:p>
        </text:list-item>
      </text:list>
      <text:p text:style-name="P34"><text:span text:style-name="CharAttribute4"><text:span text:style-name="T3">Prioridad:</text:span></text:span></text:p>
      <text:p text:style-name="P34"><text:span text:style-name="CharAttribute4"><text:span text:style-name="T3"><text:tab/>Media.</text:span>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4"><text:soft-page-break/><text:span text:style-name="CharAttribute4"><text:span text:style-name="T3">ID: 01</text:span></text:span><text:span text:style-name="CharAttribute4"><text:span text:style-name="T5">5</text:span></text:span></text:p>
      <text:p text:style-name="P34"><text:span text:style-name="CharAttribute4"><text:span text:style-name="T3">Título: Seleccionar </text:span></text:span><text:span text:style-name="CharAttribute4"><text:span text:style-name="T5">etapa 4.</text:span></text:span></text:p>
      <text:p text:style-name="P34"><text:span text:style-name="CharAttribute4"><text:span text:style-name="T3">Descripción: -</text:span></text:span></text:p>
      <text:p text:style-name="P34"><text:span text:style-name="CharAttribute4"><text:span text:style-name="T3">Precondiciones:</text:span></text:span></text:p>
      <text:list xml:id="list212628910884944" text:continue-list="list212629141231411" text:style-name="WWNum1">
        <text:list-item>
          <text:p text:style-name="P11"><text:span text:style-name="CharAttribute4"><text:span text:style-name="T3">Estar logueado con un usuario y encontrarse en la pantalla "Etapas".</text:span></text:span></text:p>
        </text:list-item>
      </text:list>
      <text:p text:style-name="P34"><text:span text:style-name="CharAttribute4"><text:span text:style-name="T3">Pasos a reproducir:</text:span></text:span></text:p>
      <text:list xml:id="list212627355235527" text:continue-numbering="true" text:style-name="WWNum1">
        <text:list-item>
          <text:p text:style-name="P11"><text:span text:style-name="CharAttribute4"><text:span text:style-name="T3">Hacer click sobre el botón "Seleccione una etapa".</text:span></text:span></text:p>
        </text:list-item>
        <text:list-item>
          <text:p text:style-name="P11"><text:span text:style-name="CharAttribute4"><text:span text:style-name="T3">Seleccionar </text:span></text:span><text:span text:style-name="CharAttribute4"><text:span text:style-name="T5">la etapa 4</text:span></text:span><text:span text:style-name="CharAttribute4"><text:span text:style-name="T3">.</text:span></text:span></text:p>
        </text:list-item>
      </text:list>
      <text:p text:style-name="P34"><text:span text:style-name="CharAttribute4"><text:span text:style-name="T3">Resultado esperado:</text:span></text:span></text:p>
      <text:list xml:id="list212628236025741" text:continue-list="list212627086220354" text:style-name="WWNum7">
        <text:list-item>
          <text:p text:style-name="P26"><text:span text:style-name="CharAttribute4"><text:span text:style-name="T3">Ser redirigido a </text:span></text:span><text:span text:style-name="CharAttribute4"><text:span text:style-name="T5">la</text:span></text:span><text:span text:style-name="CharAttribute4"><text:span text:style-name="T3"> pantalla </text:span></text:span><text:span text:style-name="CharAttribute4"><text:span text:style-name="T5">de la etapa 4.</text:span></text:span></text:p>
        </text:list-item>
      </text:list>
      <text:p text:style-name="P34"><text:span text:style-name="CharAttribute4"><text:span text:style-name="T3">Prioridad:</text:span></text:span></text:p>
      <text:p text:style-name="P34"><text:span text:style-name="CharAttribute4"><text:span text:style-name="T3"><text:tab/>Media.</text:span></text:span></text:p>
      <text:p text:style-name="P5"/>
      <text:p text:style-name="P7"><text:span text:style-name="CharAttribute4"><text:span text:style-name="T3">ID: 01</text:span></text:span><text:span text:style-name="CharAttribute4"><text:span text:style-name="T5">6</text:span></text:span></text:p>
      <text:p text:style-name="P7"><text:span text:style-name="CharAttribute4"><text:span text:style-name="T3">Título: </text:span></text:span><text:span text:style-name="CharAttribute4"><text:span text:style-name="T5">Redirección página clientes</text:span></text:span><text:span text:style-name="CharAttribute4"><text:span text:style-name="T3">.</text:span></text:span></text:p>
      <text:p text:style-name="P7"><text:span text:style-name="CharAttribute4"><text:span text:style-name="T3">Descripción: -</text:span></text:span></text:p>
      <text:p text:style-name="P7"><text:span text:style-name="CharAttribute4"><text:span text:style-name="T3">Precondiciones:</text:span></text:span></text:p>
      <text:list xml:id="list212627938324306" text:continue-list="list212627355235527" text:style-name="WWNum1">
        <text:list-item>
          <text:p text:style-name="P9"><text:span text:style-name="CharAttribute4"><text:span text:style-name="T3">Estar logueado con un usuario y encontrarse en la pantalla principal.</text:span></text:span></text:p>
        </text:list-item>
      </text:list>
      <text:p text:style-name="P7"><text:span text:style-name="CharAttribute4"><text:span text:style-name="T3">Pasos a reproducir:</text:span></text:span></text:p>
      <text:list xml:id="list212627849716459" text:continue-numbering="true" text:style-name="WWNum1">
        <text:list-item>
          <text:p text:style-name="P9"><text:span text:style-name="CharAttribute4"><text:span text:style-name="T3">Hacer click sobre el botón "Clientes".</text:span></text:span></text:p>
        </text:list-item>
      </text:list>
      <text:p text:style-name="P7"><text:span text:style-name="CharAttribute4"><text:span text:style-name="T3">Resultado esperado:</text:span></text:span></text:p>
      <text:list xml:id="list212628108422034" text:continue-list="list212628236025741" text:style-name="WWNum7">
        <text:list-item>
          <text:p text:style-name="P24"><text:span text:style-name="CharAttribute4"><text:span text:style-name="T3">Ser redirigido a </text:span></text:span><text:span text:style-name="CharAttribute4"><text:span text:style-name="T5">la</text:span></text:span><text:span text:style-name="CharAttribute4"><text:span text:style-name="T3"> pantalla </text:span></text:span><text:span text:style-name="CharAttribute4"><text:span text:style-name="T5">“Clientes”</text:span></text:span><text:span text:style-name="CharAttribute4"><text:span text:style-name="T3">, debera ver los clientes y su información..</text:span></text:span></text:p>
        </text:list-item>
      </text:list>
      <text:p text:style-name="P7"><text:span text:style-name="CharAttribute4"><text:span text:style-name="T3">Prioridad:</text:span></text:span></text:p>
      <text:p text:style-name="P7"><text:span text:style-name="CharAttribute4"><text:span text:style-name="T3"><text:tab/>Media.</text:span></text:span></text:p>
      <text:p text:style-name="P5"/>
      <text:p text:style-name="P5"/>
      <text:p text:style-name="P7"><text:span text:style-name="CharAttribute4"><text:span text:style-name="T6">ID: 01</text:span></text:span><text:span text:style-name="CharAttribute4"><text:span text:style-name="T9">7</text:span></text:span></text:p>
      <text:p text:style-name="P7"><text:span text:style-name="CharAttribute4"><text:span text:style-name="T6">Título: </text:span></text:span><text:span text:style-name="CharAttribute4"><text:span text:style-name="T9">Archivar</text:span></text:span><text:span text:style-name="CharAttribute4"><text:span text:style-name="T6"> Cliente.</text:span></text:span></text:p>
      <text:p text:style-name="P7"><text:span text:style-name="CharAttribute4"><text:span text:style-name="T6">Descripción: -</text:span></text:span></text:p>
      <text:p text:style-name="P7"><text:span text:style-name="CharAttribute4"><text:span text:style-name="T6">Precondiciones:</text:span></text:span></text:p>
      <text:list xml:id="list212627939264243" text:continue-list="list212627849716459" text:style-name="WWNum1">
        <text:list-item>
          <text:p text:style-name="P9"><text:span text:style-name="CharAttribute4"><text:span text:style-name="T6">Estar en la pantalla "Clientes".</text:span></text:span></text:p>
        </text:list-item>
      </text:list>
      <text:p text:style-name="P7"><text:span text:style-name="CharAttribute4"><text:span text:style-name="T6">Pasos a reproducir:</text:span></text:span></text:p>
      <text:list xml:id="list212628082338785" text:continue-numbering="true" text:style-name="WWNum1">
        <text:list-item>
          <text:p text:style-name="P9"><text:span text:style-name="CharAttribute4"><text:span text:style-name="T6">Tildar la casilla del cliente.</text:span></text:span></text:p>
        </text:list-item>
        <text:list-item>
          <text:p text:style-name="P9"><text:span text:style-name="CharAttribute4"><text:span text:style-name="T6">Presionar el botón con forma de </text:span></text:span><text:span text:style-name="CharAttribute4"><text:span text:style-name="T7">sobre</text:span></text:span><text:span text:style-name="CharAttribute4"><text:span text:style-name="T6">, es decir, "</text:span></text:span><text:span text:style-name="CharAttribute4"><text:span text:style-name="T7">Archivar</text:span></text:span><text:span text:style-name="CharAttribute4"><text:span text:style-name="T6">".</text:span></text:span></text:p>
        </text:list-item>
      </text:list>
      <text:p text:style-name="P7"><text:span text:style-name="CharAttribute4"><text:span text:style-name="T6">Resultado esperado:</text:span></text:span></text:p>
      <text:list xml:id="list212627369503029" text:continue-list="list212628108422034" text:style-name="WWNum7">
        <text:list-item>
          <text:p text:style-name="P25"><text:span text:style-name="CharAttribute4"><text:span text:style-name="T7">Mensaje indicando que el caso fue archivado correctamente.</text:span></text:span></text:p>
        </text:list-item>
      </text:list>
      <text:p text:style-name="P7"><text:span text:style-name="CharAttribute4"><text:span text:style-name="T6">Prioridad:</text:span></text:span></text:p>
      <text:p text:style-name="P7"><text:span text:style-name="CharAttribute4"><text:span text:style-name="T6"><text:tab/>Media.</text:span></text:span></text:p>
      <text:p text:style-name="P7"><text:span text:style-name="CharAttribute4"><text:span text:style-name="T6"/></text:span></text:p>
      <text:p text:style-name="P7"><text:span text:style-name="CharAttribute4"><text:span text:style-name="T6"/></text:span></text:p>
      <text:p text:style-name="P7"><text:span text:style-name="CharAttribute4"><text:span text:style-name="T6"/></text:span></text:p>
      <text:p text:style-name="P7"><text:span text:style-name="CharAttribute4"><text:span text:style-name="T3">ID: 01</text:span></text:span><text:span text:style-name="CharAttribute4"><text:span text:style-name="T5">8</text:span></text:span></text:p>
      <text:p text:style-name="P7"><text:span text:style-name="CharAttribute4"><text:span text:style-name="T3">Título: Logueo de usuario inexistente</text:span></text:span></text:p>
      <text:p text:style-name="P7"><text:span text:style-name="CharAttribute4"><text:span text:style-name="T3">Descripción:</text:span></text:span></text:p>
      <text:p text:style-name="P7"><text:span text:style-name="CharAttribute4"><text:span text:style-name="T3">Precondiciones:</text:span></text:span></text:p>
      <text:list xml:id="list212629103123313" text:continue-list="list212628082338785" text:style-name="WWNum1">
        <text:list-item>
          <text:p text:style-name="P9"><text:span text:style-name="CharAttribute4"><text:span text:style-name="T3">El usuario no debe estar creado.</text:span></text:span></text:p>
        </text:list-item>
        <text:list-item>
          <text:p text:style-name="P9"><text:span text:style-name="CharAttribute4"><text:span text:style-name="T3">No debe haber sesión iniciada.</text:span></text:span></text:p>
        </text:list-item>
      </text:list>
      <text:p text:style-name="P7"><text:span text:style-name="CharAttribute4"><text:span text:style-name="T3">Pasos a reproducir:</text:span></text:span></text:p>
      <text:list xml:id="list212627717682040" text:continue-numbering="true" text:style-name="WWNum1">
        <text:list-item>
          <text:p text:style-name="P9"><text:span text:style-name="CharAttribute4"><text:span text:style-name="T3">Iniciar la aplicación de escritorio.</text:span></text:span></text:p>
        </text:list-item>
        <text:list-item>
          <text:p text:style-name="P9"><text:span text:style-name="CharAttribute4"><text:span text:style-name="T3">Ingresar el Usuario “46620167”.</text:span></text:span></text:p>
        </text:list-item>
        <text:list-item>
          <text:p text:style-name="P9"><text:soft-page-break/><text:span text:style-name="CharAttribute4"><text:span text:style-name="T3">Ingresar la contraseña “</text:span></text:span><text:span text:style-name="CharAttribute4"><text:span text:style-name="T4">Carlos23”</text:span></text:span><text:span text:style-name="CharAttribute4"><text:span text:style-name="T3">.</text:span></text:span></text:p>
        </text:list-item>
        <text:list-item>
          <text:p text:style-name="P9"><text:span text:style-name="CharAttribute4"><text:span text:style-name="T3">Presionar el botón Ingresar.</text:span></text:span></text:p>
        </text:list-item>
      </text:list>
      <text:p text:style-name="P7"><text:span text:style-name="CharAttribute4"><text:span text:style-name="T3">Resultado esperado: Se muestre un <text:s/>mensaje de error: “No existe el usuario” . </text:span></text:span></text:p>
      <text:p text:style-name="P7"><text:span text:style-name="CharAttribute4"><text:span text:style-name="T3">Reingresa a la pagina principal del sistema.</text:span></text:span></text:p>
      <text:p text:style-name="P7"><text:span text:style-name="CharAttribute4"><text:span text:style-name="T3">Prioridad: <text:s/>Media</text:span></text:span></text:p>
      <text:p text:style-name="P4"/>
      <text:p text:style-name="P4"/>
      <text:p text:style-name="P8"><text:span text:style-name="CharAttribute4"><text:span text:style-name="T6">ID: 01</text:span></text:span><text:span text:style-name="CharAttribute4"><text:span text:style-name="T9">9</text:span></text:span></text:p>
      <text:p text:style-name="P8"><text:span text:style-name="CharAttribute4"><text:span text:style-name="T6">Título: </text:span></text:span><text:span text:style-name="CharAttribute4"><text:span text:style-name="T7">Eliminar</text:span></text:span><text:span text:style-name="CharAttribute4"><text:span text:style-name="T6"> Cliente.</text:span></text:span></text:p>
      <text:p text:style-name="P8"><text:span text:style-name="CharAttribute4"><text:span text:style-name="T6">Descripción: -</text:span></text:span></text:p>
      <text:p text:style-name="P8"><text:span text:style-name="CharAttribute4"><text:span text:style-name="T6">Precondiciones:</text:span></text:span></text:p>
      <text:list xml:id="list212628211134839" text:continue-numbering="true" text:style-name="WWNum1">
        <text:list-item>
          <text:p text:style-name="P10"><text:span text:style-name="CharAttribute4"><text:span text:style-name="T6">Estar en la pantalla "Clientes".</text:span></text:span></text:p>
        </text:list-item>
      </text:list>
      <text:p text:style-name="P8"><text:span text:style-name="CharAttribute4"><text:span text:style-name="T6">Pasos a reproducir:</text:span></text:span></text:p>
      <text:list xml:id="list212627336217091" text:continue-numbering="true" text:style-name="WWNum1">
        <text:list-item>
          <text:p text:style-name="P10"><text:span text:style-name="CharAttribute4"><text:span text:style-name="T6">Tildar la casilla del cliente.</text:span></text:span></text:p>
        </text:list-item>
        <text:list-item>
          <text:p text:style-name="P10"><text:span text:style-name="CharAttribute4"><text:span text:style-name="T6">Presionar el botón con forma de </text:span></text:span><text:span text:style-name="CharAttribute4"><text:span text:style-name="T7">cesto de basura</text:span></text:span><text:span text:style-name="CharAttribute4"><text:span text:style-name="T6">, es decir, "</text:span></text:span><text:span text:style-name="CharAttribute4"><text:span text:style-name="T7">Eliminar</text:span></text:span><text:span text:style-name="CharAttribute4"><text:span text:style-name="T6">".</text:span></text:span></text:p>
        </text:list-item>
      </text:list>
      <text:p text:style-name="P8"><text:span text:style-name="CharAttribute4"><text:span text:style-name="T6">Resultado esperado:</text:span></text:span></text:p>
      <text:list xml:id="list212628155045527" text:continue-list="list212627369503029" text:style-name="WWNum7">
        <text:list-item>
          <text:p text:style-name="P25"><text:span text:style-name="CharAttribute4"><text:span text:style-name="T7">Mensaje indicando que el caso fue eliminado correctamente.</text:span></text:span></text:p>
        </text:list-item>
      </text:list>
      <text:p text:style-name="P8"><text:span text:style-name="CharAttribute4"><text:span text:style-name="T6">Prioridad:</text:span></text:span></text:p>
      <text:p text:style-name="P6"><text:span text:style-name="CharAttribute4"><text:span text:style-name="T11"><text:tab/>Media.</text:span></text:span></text:p>
      <text:p text:style-name="P1"/>
      <text:p text:style-name="P1"/>
      <text:p text:style-name="P8"><text:span text:style-name="CharAttribute4"><text:span text:style-name="T6">ID: 0</text:span></text:span><text:span text:style-name="CharAttribute4"><text:span text:style-name="T9">20</text:span></text:span></text:p>
      <text:p text:style-name="P8"><text:span text:style-name="CharAttribute4"><text:span text:style-name="T6">Título: </text:span></text:span><text:span text:style-name="CharAttribute4"><text:span text:style-name="T9">Generar </text:span></text:span><text:span text:style-name="CharAttribute4"><text:span text:style-name="T7">Nuevo</text:span></text:span><text:span text:style-name="CharAttribute4"><text:span text:style-name="T6"> Cliente.</text:span></text:span></text:p>
      <text:p text:style-name="P8"><text:span text:style-name="CharAttribute4"><text:span text:style-name="T6">Descripción: -</text:span></text:span></text:p>
      <text:p text:style-name="P8"><text:span text:style-name="CharAttribute4"><text:span text:style-name="T6">Precondiciones:</text:span></text:span></text:p>
      <text:list xml:id="list212627155284327" text:continue-list="list212627336217091" text:style-name="WWNum1">
        <text:list-item>
          <text:p text:style-name="P10"><text:span text:style-name="CharAttribute4"><text:span text:style-name="T6">Estar en la pantalla "Clientes".</text:span></text:span></text:p>
        </text:list-item>
      </text:list>
      <text:p text:style-name="P8"><text:span text:style-name="CharAttribute4"><text:span text:style-name="T6">Pasos a reproducir:</text:span></text:span></text:p>
      <text:list xml:id="list212627435934020" text:continue-numbering="true" text:style-name="WWNum1">
        <text:list-item>
          <text:p text:style-name="P10"><text:span text:style-name="CharAttribute4"><text:span text:style-name="T6">Presionar el botón </text:span></text:span><text:span text:style-name="CharAttribute4"><text:span text:style-name="T7">con forma de una persona y un signo m</text:span></text:span><text:span text:style-name="CharAttribute4"><text:span text:style-name="T2">á</text:span></text:span><text:span text:style-name="CharAttribute4"><text:span text:style-name="T12">s</text:span></text:span><text:span text:style-name="CharAttribute4"><text:span text:style-name="T6">, es decir, "</text:span></text:span><text:span text:style-name="CharAttribute4"><text:span text:style-name="T7">Crear Cliente</text:span></text:span><text:span text:style-name="CharAttribute4"><text:span text:style-name="T6">".</text:span></text:span></text:p>
        </text:list-item>
      </text:list>
      <text:p text:style-name="P8"><text:span text:style-name="CharAttribute4"><text:span text:style-name="T6">Resultado esperado:</text:span></text:span></text:p>
      <text:list xml:id="list212627169717499" text:continue-list="list212628155045527" text:style-name="WWNum7">
        <text:list-item>
          <text:p text:style-name="P25"><text:span text:style-name="CharAttribute4"><text:span text:style-name="T7">Ser redirigido a </text:span></text:span><text:span text:style-name="CharAttribute4"><text:span text:style-name="T10">la</text:span></text:span><text:span text:style-name="CharAttribute4"><text:span text:style-name="T7"> pantalla llamada “Nuevo Cliente”.</text:span></text:span></text:p>
        </text:list-item>
      </text:list>
      <text:p text:style-name="P8"><text:span text:style-name="CharAttribute4"><text:span text:style-name="T6">Prioridad:</text:span></text:span></text:p>
      <text:p text:style-name="P2"><text:span text:style-name="CharAttribute4"><text:span text:style-name="T6"><text:tab/>Media.</text:span></text:span></text:p>
      <text:p text:style-name="P2"><text:span text:style-name="CharAttribute4"><text:span text:style-name="T6"/></text:span></text:p>
      <text:p text:style-name="P2"><text:span text:style-name="CharAttribute4"><text:span text:style-name="T6"/></text:span></text:p>
      <text:p text:style-name="P8"><text:span text:style-name="CharAttribute4"><text:span text:style-name="T6">ID: 0</text:span></text:span><text:span text:style-name="CharAttribute4"><text:span text:style-name="T9">21</text:span></text:span></text:p>
      <text:p text:style-name="P8"><text:span text:style-name="CharAttribute4"><text:span text:style-name="T6">Título: </text:span></text:span><text:span text:style-name="CharAttribute4"><text:span text:style-name="T7">Guardar</text:span></text:span><text:span text:style-name="CharAttribute4"><text:span text:style-name="T6"> </text:span></text:span><text:span text:style-name="CharAttribute4"><text:span text:style-name="T7">Nuevo</text:span></text:span><text:span text:style-name="CharAttribute4"><text:span text:style-name="T6"> Cliente.</text:span></text:span></text:p>
      <text:p text:style-name="P8"><text:span text:style-name="CharAttribute4"><text:span text:style-name="T6">Descripción: -</text:span></text:span></text:p>
      <text:p text:style-name="P8"><text:span text:style-name="CharAttribute4"><text:span text:style-name="T6">Precondiciones:</text:span></text:span></text:p>
      <text:list xml:id="list212628618193218" text:continue-list="list212627435934020" text:style-name="WWNum1">
        <text:list-item>
          <text:p text:style-name="P10"><text:span text:style-name="CharAttribute4"><text:span text:style-name="T6">Estar en la pantalla "</text:span></text:span><text:span text:style-name="CharAttribute4"><text:span text:style-name="T7">Nuevo Cliente</text:span></text:span><text:span text:style-name="CharAttribute4"><text:span text:style-name="T6">".</text:span></text:span></text:p>
        </text:list-item>
      </text:list>
      <text:p text:style-name="P8"><text:span text:style-name="CharAttribute4"><text:span text:style-name="T6">Pasos a reproducir:</text:span></text:span></text:p>
      <text:list xml:id="list212629018288614" text:continue-numbering="true" text:style-name="WWNum1">
        <text:list-item>
          <text:p text:style-name="P10"><text:span text:style-name="CharAttribute4"><text:span text:style-name="T7">C</text:span></text:span><text:span text:style-name="CharAttribute4"><text:span text:style-name="T9">omplet</text:span></text:span><text:span text:style-name="CharAttribute4"><text:span text:style-name="T10">a nombre y apellido = Juan</text:span></text:span></text:p>
        </text:list-item>
        <text:list-item>
          <text:p text:style-name="P12"><text:span text:style-name="CharAttribute4"><text:span text:style-name="T10">Completa DNI: 44526132</text:span></text:span></text:p>
        </text:list-item>
        <text:list-item>
          <text:p text:style-name="P12"><text:span text:style-name="CharAttribute4"><text:span text:style-name="T10">Completa Dirección: 156 1569</text:span></text:span></text:p>
        </text:list-item>
        <text:list-item>
          <text:p text:style-name="P12"><text:span text:style-name="CharAttribute4"><text:span text:style-name="T10">Completa teléfono: 1158964152</text:span></text:span></text:p>
        </text:list-item>
        <text:list-item>
          <text:p text:style-name="P12"><text:span text:style-name="CharAttribute4"><text:span text:style-name="T10">Completa email: juan@gmail.com</text:span></text:span></text:p>
        </text:list-item>
        <text:list-item>
          <text:p text:style-name="P10"><text:span text:style-name="CharAttribute4"><text:span text:style-name="T7">Hacer click en “Guardar Cambios”.</text:span></text:span></text:p>
        </text:list-item>
      </text:list>
      <text:p text:style-name="P8"><text:span text:style-name="CharAttribute4"><text:span text:style-name="T6">Resultado esperado:</text:span></text:span></text:p>
      <text:list xml:id="list212627147879260" text:continue-list="list212627169717499" text:style-name="WWNum7">
        <text:list-item>
          <text:p text:style-name="P25"><text:soft-page-break/><text:span text:style-name="CharAttribute4"><text:span text:style-name="T7">Mensaje indicando que el cliente ha sido creado con </text:span></text:span><text:span text:style-name="CharAttribute4"><text:span text:style-name="T2">éxito</text:span></text:span><text:span text:style-name="CharAttribute4"><text:span text:style-name="T7">.</text:span></text:span></text:p>
        </text:list-item>
      </text:list>
      <text:p text:style-name="P8"><text:span text:style-name="CharAttribute4"><text:span text:style-name="T6">Prioridad:</text:span></text:span></text:p>
      <text:p text:style-name="P2"><text:span text:style-name="CharAttribute4"><text:span text:style-name="T6"><text:tab/>Media.</text:span></text:span></text:p>
      <text:p text:style-name="P2"><text:span text:style-name="CharAttribute4"><text:span text:style-name="T6"/></text:span></text:p>
      <text:p text:style-name="P2"><text:span text:style-name="CharAttribute4"><text:span text:style-name="T6"/></text:span></text:p>
      <text:p text:style-name="P8"><text:span text:style-name="CharAttribute4"><text:span text:style-name="T6">ID: 0</text:span></text:span><text:span text:style-name="CharAttribute4"><text:span text:style-name="T8">2</text:span></text:span><text:span text:style-name="CharAttribute4"><text:span text:style-name="T9">2</text:span></text:span></text:p>
      <text:p text:style-name="P8"><text:span text:style-name="CharAttribute4"><text:span text:style-name="T6">Título: </text:span></text:span><text:span text:style-name="CharAttribute4"><text:span text:style-name="T10">Generar</text:span></text:span><text:span text:style-name="CharAttribute4"><text:span text:style-name="T6"> </text:span></text:span><text:span text:style-name="CharAttribute4"><text:span text:style-name="T7">Nuevo</text:span></text:span><text:span text:style-name="CharAttribute4"><text:span text:style-name="T6"> </text:span></text:span><text:span text:style-name="CharAttribute4"><text:span text:style-name="T7">Caso</text:span></text:span><text:span text:style-name="CharAttribute4"><text:span text:style-name="T6">.</text:span></text:span></text:p>
      <text:p text:style-name="P8"><text:span text:style-name="CharAttribute4"><text:span text:style-name="T6">Descripción: -</text:span></text:span></text:p>
      <text:p text:style-name="P8"><text:span text:style-name="CharAttribute4"><text:span text:style-name="T6">Precondiciones:</text:span></text:span></text:p>
      <text:list xml:id="list212627875280227" text:continue-list="list212629018288614" text:style-name="WWNum1">
        <text:list-item>
          <text:p text:style-name="P10"><text:span text:style-name="CharAttribute4"><text:span text:style-name="T6">Estar en la pantalla "</text:span></text:span><text:span text:style-name="CharAttribute4"><text:span text:style-name="T7">Casos</text:span></text:span><text:span text:style-name="CharAttribute4"><text:span text:style-name="T6">".</text:span></text:span></text:p>
        </text:list-item>
      </text:list>
      <text:p text:style-name="P8"><text:span text:style-name="CharAttribute4"><text:span text:style-name="T6">Pasos a reproducir:</text:span></text:span></text:p>
      <text:list xml:id="list212628813993897" text:continue-numbering="true" text:style-name="WWNum1">
        <text:list-item>
          <text:p text:style-name="P10"><text:span text:style-name="CharAttribute4"><text:span text:style-name="T6">Presionar el botón </text:span></text:span><text:span text:style-name="CharAttribute4"><text:span text:style-name="T7">con forma de una persona y un signo m</text:span></text:span><text:span text:style-name="CharAttribute4"><text:span text:style-name="T2">á</text:span></text:span><text:span text:style-name="CharAttribute4"><text:span text:style-name="T12">s</text:span></text:span><text:span text:style-name="CharAttribute4"><text:span text:style-name="T6">, es decir, "</text:span></text:span><text:span text:style-name="CharAttribute4"><text:span text:style-name="T7">Crear Caso</text:span></text:span><text:span text:style-name="CharAttribute4"><text:span text:style-name="T6">".</text:span></text:span></text:p>
        </text:list-item>
      </text:list>
      <text:p text:style-name="P8"><text:span text:style-name="CharAttribute4"><text:span text:style-name="T6">Resultado esperado:</text:span></text:span></text:p>
      <text:list xml:id="list212628537019933" text:continue-list="list212627147879260" text:style-name="WWNum7">
        <text:list-item>
          <text:p text:style-name="P25"><text:span text:style-name="CharAttribute4"><text:span text:style-name="T7">Ser redirigido a </text:span></text:span><text:span text:style-name="CharAttribute4"><text:span text:style-name="T10">la</text:span></text:span><text:span text:style-name="CharAttribute4"><text:span text:style-name="T7"> pantalla llamada “Nuevo Caso”.</text:span></text:span></text:p>
        </text:list-item>
      </text:list>
      <text:p text:style-name="P8"><text:span text:style-name="CharAttribute4"><text:span text:style-name="T6">Prioridad:</text:span></text:span></text:p>
      <text:p text:style-name="P2"><text:span text:style-name="CharAttribute4"><text:span text:style-name="T6"><text:tab/>Media.</text:span></text:span></text:p>
      <text:p text:style-name="P2"><text:span text:style-name="CharAttribute4"><text:span text:style-name="T6"/></text:span></text:p>
      <text:p text:style-name="P8"><text:span text:style-name="CharAttribute4"><text:span text:style-name="T6">ID: 0</text:span></text:span><text:span text:style-name="CharAttribute4"><text:span text:style-name="T8">2</text:span></text:span><text:span text:style-name="CharAttribute4"><text:span text:style-name="T9">3</text:span></text:span></text:p>
      <text:p text:style-name="P8"><text:span text:style-name="CharAttribute4"><text:span text:style-name="T6">Título: </text:span></text:span><text:span text:style-name="CharAttribute4"><text:span text:style-name="T7">Guardar</text:span></text:span><text:span text:style-name="CharAttribute4"><text:span text:style-name="T6"> </text:span></text:span><text:span text:style-name="CharAttribute4"><text:span text:style-name="T7">Nuevo</text:span></text:span><text:span text:style-name="CharAttribute4"><text:span text:style-name="T6"> </text:span></text:span><text:span text:style-name="CharAttribute4"><text:span text:style-name="T7">Caso</text:span></text:span><text:span text:style-name="CharAttribute4"><text:span text:style-name="T6">.</text:span></text:span></text:p>
      <text:p text:style-name="P8"><text:span text:style-name="CharAttribute4"><text:span text:style-name="T6">Descripción: -</text:span></text:span></text:p>
      <text:p text:style-name="P8"><text:span text:style-name="CharAttribute4"><text:span text:style-name="T6">Precondiciones:</text:span></text:span></text:p>
      <text:list xml:id="list212627275390646" text:continue-list="list212628813993897" text:style-name="WWNum1">
        <text:list-item>
          <text:p text:style-name="P10"><text:span text:style-name="CharAttribute4"><text:span text:style-name="T6">Estar en la pantalla "</text:span></text:span><text:span text:style-name="CharAttribute4"><text:span text:style-name="T7">Nuevo Caso</text:span></text:span><text:span text:style-name="CharAttribute4"><text:span text:style-name="T6">".</text:span></text:span></text:p>
        </text:list-item>
      </text:list>
      <text:p text:style-name="P8"><text:span text:style-name="CharAttribute4"><text:span text:style-name="T6">Pasos a reproducir:</text:span></text:span></text:p>
      <text:list xml:id="list212629034354004" text:continue-numbering="true" text:style-name="WWNum1">
        <text:list-item>
          <text:p text:style-name="P12"><text:span text:style-name="CharAttribute4"><text:span text:style-name="T7">C</text:span></text:span><text:span text:style-name="CharAttribute4"><text:span text:style-name="T9">omplet</text:span></text:span><text:span text:style-name="CharAttribute4"><text:span text:style-name="T10">a <text:s/>tipo <text:s/>= Divorcio</text:span></text:span></text:p>
        </text:list-item>
        <text:list-item>
          <text:p text:style-name="P12"><text:span text:style-name="CharAttribute4"><text:span text:style-name="T10">Completa fecha de inicio = 02/05/2022</text:span></text:span></text:p>
        </text:list-item>
        <text:list-item>
          <text:p text:style-name="P12"><text:span text:style-name="CharAttribute4"><text:span text:style-name="T10">Completa fecha de finalización = 02/05/2023</text:span></text:span></text:p>
        </text:list-item>
        <text:list-item>
          <text:p text:style-name="P12"><text:span text:style-name="CharAttribute4"><text:span text:style-name="T10">Completa Motivo = División de bienes y 2 hijos.</text:span></text:span></text:p>
        </text:list-item>
        <text:list-item>
          <text:p text:style-name="P10"><text:span text:style-name="CharAttribute4"><text:span text:style-name="T7">Hacer click en “Guardar Cambios”.</text:span></text:span></text:p>
        </text:list-item>
      </text:list>
      <text:p text:style-name="P8"><text:span text:style-name="CharAttribute4"><text:span text:style-name="T6">Resultado esperado:</text:span></text:span></text:p>
      <text:list xml:id="list212627251594022" text:continue-list="list212628537019933" text:style-name="WWNum7">
        <text:list-item>
          <text:p text:style-name="P25"><text:span text:style-name="CharAttribute4"><text:span text:style-name="T7">Mensaje indicando que el <text:tab/>caso ha sido creado con </text:span></text:span><text:span text:style-name="CharAttribute4"><text:span text:style-name="T2">éxito</text:span></text:span><text:span text:style-name="CharAttribute4"><text:span text:style-name="T7">.</text:span></text:span></text:p>
        </text:list-item>
      </text:list>
      <text:p text:style-name="P8"><text:span text:style-name="CharAttribute4"><text:span text:style-name="T6">Prioridad:</text:span></text:span></text:p>
      <text:p text:style-name="P2"><text:span text:style-name="CharAttribute4"><text:span text:style-name="T6"><text:tab/>Media.</text:span></text:span></text:p>
      <text:p text:style-name="P2"><text:span text:style-name="CharAttribute4"><text:span text:style-name="T6"/></text:span></text:p>
      <text:p text:style-name="P3"><text:span text:style-name="CharAttribute4"><text:span text:style-name="T8">Notes: </text:span></text:span></text:p>
      <text:p text:style-name="P3"><text:span text:style-name="CharAttribute4"><text:span text:style-name="T8">Revisar 15. Agregar fallos, y testear botones de avanzar y retroccede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  <style:font-face style:name="굴림" svg:font-family="굴림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바탕1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false" style:font-name-asian="바탕1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text-align="justify" style:justify-single-word="false" fo:orphans="0" fo:widows="0" style:writing-mode="lr-tb"/>
      <style:text-properties style:font-name="바탕" fo:font-family="바탕" style:font-family-generic="roman" style:font-pitch="variable" fo:language="en" fo:country="US" style:letter-kerning="true" style:font-name-asian="바탕1" style:font-family-asian="바탕" style:font-family-generic-asian="system" style:font-pitch-asian="variable" style:language-asian="ko" style:country-asian="KR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0.706cm" fo:margin-right="0cm" fo:text-indent="0cm" style:auto-text-indent="false"/>
    </style:style>
    <style:style style:name="ParaAttribute0" style:family="paragraph">
      <style:paragraph-properties fo:margin-left="0cm" fo:margin-right="0cm" fo:margin-top="0cm" fo:margin-bottom="0.282cm" loext:contextual-spacing="false" fo:text-align="start" style:justify-single-word="false" fo:orphans="0" fo:widows="0" fo:text-indent="0cm" style:auto-text-indent="false" style:writing-mode="lr-tb"/>
    </style:style>
    <style:style style:name="ParaAttribute1" style:family="paragraph">
      <style:paragraph-properties fo:margin-left="1.27cm" fo:margin-right="0cm" fo:margin-top="0cm" fo:margin-bottom="0.282cm" loext:contextual-spacing="false" fo:text-align="start" style:justify-single-word="false" fo:orphans="0" fo:widows="0" fo:text-indent="-0.635cm" style:auto-text-indent="false" style:writing-mode="lr-tb"/>
    </style:style>
    <style:style style:name="ParaAttribute2" style:family="paragraph">
      <style:paragraph-properties fo:margin-left="1.27cm" fo:margin-right="0cm" fo:margin-top="0cm" fo:margin-bottom="0cm" loext:contextual-spacing="false" fo:text-align="start" style:justify-single-word="false" fo:orphans="0" fo:widows="0" fo:text-indent="-0.635cm" style:auto-text-indent="false" style:writing-mode="lr-tb"/>
    </style:style>
    <style:style style:name="ParaAttribute3" style:family="paragraph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writing-mode="lr-tb"/>
    </style:style>
    <style:style style:name="ParaAttribute4" style:family="paragraph">
      <style:paragraph-properties fo:margin-left="1.27cm" fo:margin-right="0cm" fo:margin-top="0cm" fo:margin-bottom="0cm" loext:contextual-spacing="false" fo:text-align="start" style:justify-single-word="false" fo:orphans="0" fo:widows="0" fo:text-indent="-0.635cm" style:auto-text-indent="false" style:writing-mode="lr-tb"/>
    </style:style>
    <style:style style:name="ParaAttribute5" style:family="paragraph">
      <style:paragraph-properties fo:margin-left="1.905cm" fo:margin-right="0cm" fo:margin-top="0cm" fo:margin-bottom="0cm" loext:contextual-spacing="false" fo:text-align="start" style:justify-single-word="false" fo:orphans="0" fo:widows="0" fo:text-indent="-0.635cm" style:auto-text-indent="false" style:writing-mode="lr-tb"/>
    </style:style>
    <style:style style:name="ParaAttribute6" style:family="paragraph">
      <style:paragraph-properties fo:margin-left="0.635cm" fo:margin-right="0cm" fo:margin-top="0cm" fo:margin-bottom="0cm" loext:contextual-spacing="false" fo:text-align="start" style:justify-single-word="false" fo:orphans="0" fo:widows="0" fo:text-indent="0cm" style:auto-text-indent="false" style:writing-mode="lr-tb"/>
    </style:style>
    <style:style style:name="ParaAttribute7" style:family="paragraph">
      <style:paragraph-properties fo:margin-left="0.635cm" fo:margin-right="0cm" fo:margin-top="0cm" fo:margin-bottom="0.282cm" loext:contextual-spacing="false" fo:text-align="start" style:justify-single-word="false" fo:orphans="0" fo:widows="0" fo:text-indent="0cm" style:auto-text-indent="false" style:writing-mode="lr-tb"/>
    </style:style>
    <style:style style:name="ParaAttribute8" style:family="paragraph">
      <style:paragraph-properties fo:margin-left="0.635cm" fo:margin-right="0cm" fo:margin-top="0cm" fo:margin-bottom="0cm" loext:contextual-spacing="false" fo:text-align="start" style:justify-single-word="false" fo:orphans="0" fo:widows="0" fo:text-indent="0cm" style:auto-text-indent="false" style:writing-mode="lr-tb"/>
    </style:style>
    <style:style style:name="ParaAttribute9" style:family="paragraph">
      <style:paragraph-properties fo:margin-left="1.27cm" fo:margin-right="0cm" fo:margin-top="0cm" fo:margin-bottom="0cm" loext:contextual-spacing="false" fo:text-align="start" style:justify-single-word="false" fo:orphans="0" fo:widows="0" fo:text-indent="0cm" style:auto-text-indent="false" style:writing-mode="lr-tb"/>
    </style:style>
    <style:style style:name="ParaAttribute10" style:family="paragraph">
      <style:paragraph-properties fo:margin-left="0.635cm" fo:margin-right="0cm" fo:margin-top="0cm" fo:margin-bottom="0cm" loext:contextual-spacing="false" fo:text-align="start" style:justify-single-word="false" fo:orphans="0" fo:widows="0" fo:text-indent="-0.635cm" style:auto-text-indent="false" style:writing-mode="lr-tb"/>
    </style:style>
    <style:style style:name="ParaAttribute11" style:family="paragraph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writing-mode="lr-tb"/>
    </style:style>
    <style:style style:name="ParaAttribute12" style:family="paragraph">
      <style:paragraph-properties fo:margin-left="1.905cm" fo:margin-right="0cm" fo:margin-top="0cm" fo:margin-bottom="0cm" loext:contextual-spacing="false" fo:text-align="start" style:justify-single-word="false" fo:orphans="0" fo:widows="0" fo:text-indent="-0.635cm" style:auto-text-indent="false" style:writing-mode="lr-tb"/>
    </style:style>
    <style:style style:name="ParaAttribute13" style:family="paragraph">
      <style:paragraph-properties fo:margin-left="1.27cm" fo:margin-right="0cm" fo:margin-top="0cm" fo:margin-bottom="0cm" loext:contextual-spacing="false" fo:text-align="start" style:justify-single-word="false" fo:orphans="0" fo:widows="0" fo:text-indent="-0.635cm" style:auto-text-indent="false" style:writing-mode="lr-tb"/>
    </style:style>
    <style:style style:name="ParaAttribute14" style:family="paragraph">
      <style:paragraph-properties fo:margin-left="2.54cm" fo:margin-right="0cm" fo:margin-top="0cm" fo:margin-bottom="0cm" loext:contextual-spacing="false" fo:text-align="start" style:justify-single-word="false" fo:orphans="0" fo:widows="0" fo:text-indent="-0.635cm" style:auto-text-indent="false" style:writing-mode="lr-tb"/>
    </style:style>
    <style:style style:name="Default_20_Paragraph_20_Font" style:display-name="Default Paragraph Font" style:family="text"/>
    <style:style style:name="CharAttribute0" style:family="text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/>
    </style:style>
    <style:style style:name="CharAttribute1" style:family="text">
      <style:text-properties style:font-name="Symbol" fo:font-family="Symbol" style:font-family-generic="roman" style:font-pitch="variable" fo:font-size="11pt" style:font-name-asian="Calibri1" style:font-family-asian="Calibri" style:font-family-generic-asian="system" style:font-pitch-asian="variable" style:font-size-asian="11pt"/>
    </style:style>
    <style:style style:name="CharAttribute2" style:family="text">
      <style:text-properties style:font-name="Symbol" fo:font-family="Symbol" style:font-family-generic="roman" style:font-pitch="variable" fo:font-size="11pt" style:font-name-asian="Calibri1" style:font-family-asian="Calibri" style:font-family-generic-asian="system" style:font-pitch-asian="variable" style:font-size-asian="11pt"/>
    </style:style>
    <style:style style:name="CharAttribute3" style:family="text"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/>
    </style:style>
    <style:style style:name="CharAttribute4" style:family="text">
      <style:text-properties style:font-name="Liberation Serif" fo:font-family="'Liberation Serif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/>
    </style:style>
    <style:style style:name="CharAttribute5" style:family="text">
      <style:text-properties style:font-name="OpenSymbol1" fo:font-family="OpenSymbol" style:font-family-generic="roman" style:font-pitch="variable" fo:font-size="12pt" style:font-name-asian="OpenSymbol2" style:font-family-asian="OpenSymbol" style:font-family-generic-asian="system" style:font-pitch-asian="variable" style:font-size-asian="12pt"/>
    </style:style>
    <style:style style:name="CharAttribute6" style:family="text">
      <style:text-properties style:font-name="OpenSymbol1" fo:font-family="OpenSymbol" style:font-family-generic="roman" style:font-pitch="variable" fo:font-size="12pt" style:font-name-asian="OpenSymbol2" style:font-family-asian="OpenSymbol" style:font-family-generic-asian="system" style:font-pitch-asian="variable" style:font-size-asian="12pt"/>
    </style:style>
    <style:style style:name="CharAttribute7" style:family="text">
      <style:text-properties style:font-name="Liberation Serif" fo:font-family="'Liberation Serif'" style:font-family-generic="roman" style:font-pitch="variable" fo:font-size="12pt" fo:background-color="#ffff00" style:font-name-asian="Noto Sans CJK SC Regular" style:font-family-asian="'Noto Sans CJK SC Regular'" style:font-family-generic-asian="system" style:font-pitch-asian="variable" style:font-size-asian="12pt"/>
    </style:style>
    <style:style style:name="CharAttribute8" style:family="text">
      <style:text-properties style:font-name="Liberation Serif" fo:font-family="'Liberation Serif'" style:font-family-generic="roman" style:font-pitch="variable" fo:font-size="12pt" style:font-name-asian="굴림" style:font-family-asian="굴림" style:font-family-generic-asian="system" style:font-pitch-asian="variable" style:font-size-asian="12pt"/>
    </style:style>
    <style:style style:name="ListLabel_20_1" style:display-name="ListLabel 1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2" style:display-name="ListLabel 2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3" style:display-name="ListLabel 3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4" style:display-name="ListLabel 4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5" style:display-name="ListLabel 5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6" style:display-name="ListLabel 6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7" style:display-name="ListLabel 7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8" style:display-name="ListLabel 8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9" style:display-name="ListLabel 9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0" style:display-name="ListLabel 10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1" style:display-name="ListLabel 11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2" style:display-name="ListLabel 12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3" style:display-name="ListLabel 13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4" style:display-name="ListLabel 14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5" style:display-name="ListLabel 15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6" style:display-name="ListLabel 16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7" style:display-name="ListLabel 17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8" style:display-name="ListLabel 18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9" style:display-name="ListLabel 19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20" style:display-name="ListLabel 20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21" style:display-name="ListLabel 21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22" style:display-name="ListLabel 22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23" style:display-name="ListLabel 23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24" style:display-name="ListLabel 24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25" style:display-name="ListLabel 25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26" style:display-name="ListLabel 26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27" style:display-name="ListLabel 27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28" style:display-name="ListLabel 28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29" style:display-name="ListLabel 29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30" style:display-name="ListLabel 30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31" style:display-name="ListLabel 31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32" style:display-name="ListLabel 32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33" style:display-name="ListLabel 33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34" style:display-name="ListLabel 34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35" style:display-name="ListLabel 35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36" style:display-name="ListLabel 36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37" style:display-name="ListLabel 37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38" style:display-name="ListLabel 38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39" style:display-name="ListLabel 39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40" style:display-name="ListLabel 40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41" style:display-name="ListLabel 41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42" style:display-name="ListLabel 42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43" style:display-name="ListLabel 43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44" style:display-name="ListLabel 44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45" style:display-name="ListLabel 45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46" style:display-name="ListLabel 46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47" style:display-name="ListLabel 47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48" style:display-name="ListLabel 48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49" style:display-name="ListLabel 49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50" style:display-name="ListLabel 50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51" style:display-name="ListLabel 51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52" style:display-name="ListLabel 52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53" style:display-name="ListLabel 53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54" style:display-name="ListLabel 54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55" style:display-name="ListLabel 55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56" style:display-name="ListLabel 56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57" style:display-name="ListLabel 57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58" style:display-name="ListLabel 58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59" style:display-name="ListLabel 59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60" style:display-name="ListLabel 60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61" style:display-name="ListLabel 61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62" style:display-name="ListLabel 62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63" style:display-name="ListLabel 63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64" style:display-name="ListLabel 64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65" style:display-name="ListLabel 65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66" style:display-name="ListLabel 66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67" style:display-name="ListLabel 67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68" style:display-name="ListLabel 68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69" style:display-name="ListLabel 69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70" style:display-name="ListLabel 70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71" style:display-name="ListLabel 71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72" style:display-name="ListLabel 72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73" style:display-name="ListLabel 73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74" style:display-name="ListLabel 74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75" style:display-name="ListLabel 75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76" style:display-name="ListLabel 76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77" style:display-name="ListLabel 77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78" style:display-name="ListLabel 78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79" style:display-name="ListLabel 79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80" style:display-name="ListLabel 80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81" style:display-name="ListLabel 81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82" style:display-name="ListLabel 82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83" style:display-name="ListLabel 83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84" style:display-name="ListLabel 84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85" style:display-name="ListLabel 85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86" style:display-name="ListLabel 86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87" style:display-name="ListLabel 87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88" style:display-name="ListLabel 88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89" style:display-name="ListLabel 89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90" style:display-name="ListLabel 90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91" style:display-name="ListLabel 91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92" style:display-name="ListLabel 92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93" style:display-name="ListLabel 93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94" style:display-name="ListLabel 94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95" style:display-name="ListLabel 95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96" style:display-name="ListLabel 96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97" style:display-name="ListLabel 97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98" style:display-name="ListLabel 98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99" style:display-name="ListLabel 99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00" style:display-name="ListLabel 100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01" style:display-name="ListLabel 101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02" style:display-name="ListLabel 102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03" style:display-name="ListLabel 103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04" style:display-name="ListLabel 104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05" style:display-name="ListLabel 105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06" style:display-name="ListLabel 106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07" style:display-name="ListLabel 107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08" style:display-name="ListLabel 108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09" style:display-name="ListLabel 109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10" style:display-name="ListLabel 110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11" style:display-name="ListLabel 111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12" style:display-name="ListLabel 112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13" style:display-name="ListLabel 113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14" style:display-name="ListLabel 114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15" style:display-name="ListLabel 115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16" style:display-name="ListLabel 116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17" style:display-name="ListLabel 117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18" style:display-name="ListLabel 118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19" style:display-name="ListLabel 119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20" style:display-name="ListLabel 120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21" style:display-name="ListLabel 121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22" style:display-name="ListLabel 122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23" style:display-name="ListLabel 123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24" style:display-name="ListLabel 124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25" style:display-name="ListLabel 125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26" style:display-name="ListLabel 126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27" style:display-name="ListLabel 127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28" style:display-name="ListLabel 128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29" style:display-name="ListLabel 129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30" style:display-name="ListLabel 130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31" style:display-name="ListLabel 131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32" style:display-name="ListLabel 132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33" style:display-name="ListLabel 133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34" style:display-name="ListLabel 134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35" style:display-name="ListLabel 135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36" style:display-name="ListLabel 136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37" style:display-name="ListLabel 137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38" style:display-name="ListLabel 138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39" style:display-name="ListLabel 139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40" style:display-name="ListLabel 140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41" style:display-name="ListLabel 141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42" style:display-name="ListLabel 142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43" style:display-name="ListLabel 143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44" style:display-name="ListLabel 144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45" style:display-name="ListLabel 145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46" style:display-name="ListLabel 146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47" style:display-name="ListLabel 147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48" style:display-name="ListLabel 148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49" style:display-name="ListLabel 149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50" style:display-name="ListLabel 150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51" style:display-name="ListLabel 151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52" style:display-name="ListLabel 152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53" style:display-name="ListLabel 153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54" style:display-name="ListLabel 154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55" style:display-name="ListLabel 155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56" style:display-name="ListLabel 156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57" style:display-name="ListLabel 157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58" style:display-name="ListLabel 158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59" style:display-name="ListLabel 159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60" style:display-name="ListLabel 160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61" style:display-name="ListLabel 161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62" style:display-name="ListLabel 162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63" style:display-name="ListLabel 163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64" style:display-name="ListLabel 164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65" style:display-name="ListLabel 165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66" style:display-name="ListLabel 166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67" style:display-name="ListLabel 167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68" style:display-name="ListLabel 168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69" style:display-name="ListLabel 169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70" style:display-name="ListLabel 170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style:style style:name="ListLabel_20_171" style:display-name="ListLabel 171" style:family="text">
      <style:text-properties fo:color="#000000" fo:font-size="12pt" fo:font-weight="normal" style:font-name-asian="OpenSymbol2" style:font-family-asian="OpenSymbol" style:font-family-generic-asian="system" style:font-pitch-asian="variable" style:font-size-asian="12pt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0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3" text:style-name="ListLabel_20_2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5" text:style-name="ListLabel_20_2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6" text:style-name="ListLabel_20_24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8" text:style-name="ListLabel_20_26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9" text:style-name="ListLabel_20_27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9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3" text:style-name="ListLabel_20_30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5" text:style-name="ListLabel_20_3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6" text:style-name="ListLabel_20_3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8" text:style-name="ListLabel_20_35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9" text:style-name="ListLabel_20_36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38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3" text:style-name="ListLabel_20_39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4" text:style-name="ListLabel_20_40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5" text:style-name="ListLabel_20_4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6" text:style-name="ListLabel_20_4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7" text:style-name="ListLabel_20_4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8" text:style-name="ListLabel_20_44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9" text:style-name="ListLabel_20_45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47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3" text:style-name="ListLabel_20_48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4" text:style-name="ListLabel_20_49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5" text:style-name="ListLabel_20_50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6" text:style-name="ListLabel_20_5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7" text:style-name="ListLabel_20_5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8" text:style-name="ListLabel_20_5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9" text:style-name="ListLabel_20_54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2" text:style-name="ListLabel_20_56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57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4" text:style-name="ListLabel_20_58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5" text:style-name="ListLabel_20_59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6" text:style-name="ListLabel_20_60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7" text:style-name="ListLabel_20_61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8" text:style-name="ListLabel_20_6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9" text:style-name="ListLabel_20_63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65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3" text:style-name="ListLabel_20_66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4" text:style-name="ListLabel_20_67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5" text:style-name="ListLabel_20_68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6" text:style-name="ListLabel_20_69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7" text:style-name="ListLabel_20_70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8" text:style-name="ListLabel_20_7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9" text:style-name="ListLabel_20_7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2" text:style-name="ListLabel_20_74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75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4" text:style-name="ListLabel_20_76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5" text:style-name="ListLabel_20_77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6" text:style-name="ListLabel_20_78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7" text:style-name="ListLabel_20_79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8" text:style-name="ListLabel_20_80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9" text:style-name="ListLabel_20_81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8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3" text:style-name="ListLabel_20_84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4" text:style-name="ListLabel_20_85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5" text:style-name="ListLabel_20_86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6" text:style-name="ListLabel_20_87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7" text:style-name="ListLabel_20_88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8" text:style-name="ListLabel_20_89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9" text:style-name="ListLabel_20_90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2" text:style-name="ListLabel_20_9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93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4" text:style-name="ListLabel_20_94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5" text:style-name="ListLabel_20_95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6" text:style-name="ListLabel_20_96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7" text:style-name="ListLabel_20_97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8" text:style-name="ListLabel_20_98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9" text:style-name="ListLabel_20_99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10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3" text:style-name="ListLabel_20_10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4" text:style-name="ListLabel_20_10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5" text:style-name="ListLabel_20_104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6" text:style-name="ListLabel_20_105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7" text:style-name="ListLabel_20_106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8" text:style-name="ListLabel_20_107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9" text:style-name="ListLabel_20_108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2" text:style-name="ListLabel_20_110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111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4" text:style-name="ListLabel_20_11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5" text:style-name="ListLabel_20_113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6" text:style-name="ListLabel_20_114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7" text:style-name="ListLabel_20_115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8" text:style-name="ListLabel_20_116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9" text:style-name="ListLabel_20_117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119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3" text:style-name="ListLabel_20_120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4" text:style-name="ListLabel_20_12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5" text:style-name="ListLabel_20_12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6" text:style-name="ListLabel_20_12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7" text:style-name="ListLabel_20_124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8" text:style-name="ListLabel_20_125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9" text:style-name="ListLabel_20_126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2" text:style-name="ListLabel_20_128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129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4" text:style-name="ListLabel_20_130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5" text:style-name="ListLabel_20_131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6" text:style-name="ListLabel_20_13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7" text:style-name="ListLabel_20_133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8" text:style-name="ListLabel_20_134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9" text:style-name="ListLabel_20_135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137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3" text:style-name="ListLabel_20_138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4" text:style-name="ListLabel_20_139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5" text:style-name="ListLabel_20_140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6" text:style-name="ListLabel_20_14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7" text:style-name="ListLabel_20_14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8" text:style-name="ListLabel_20_14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9" text:style-name="ListLabel_20_144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2" text:style-name="ListLabel_20_146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147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4" text:style-name="ListLabel_20_148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5" text:style-name="ListLabel_20_149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6" text:style-name="ListLabel_20_150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7" text:style-name="ListLabel_20_151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8" text:style-name="ListLabel_20_15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9" text:style-name="ListLabel_20_153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155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3" text:style-name="ListLabel_20_156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4" text:style-name="ListLabel_20_157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5" text:style-name="ListLabel_20_158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6" text:style-name="ListLabel_20_159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7" text:style-name="ListLabel_20_160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8" text:style-name="ListLabel_20_16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9" text:style-name="ListLabel_20_16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2" text:style-name="ListLabel_20_164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165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4" text:style-name="ListLabel_20_166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5" text:style-name="ListLabel_20_167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6" text:style-name="ListLabel_20_168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7" text:style-name="ListLabel_20_169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8" text:style-name="ListLabel_20_170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9" text:style-name="ListLabel_20_171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x</dc:title>
    <meta:initial-creator>User</meta:initial-creator>
    <meta:editing-cycles>4</meta:editing-cycles>
    <meta:creation-date>2010-06-21T07:17:39</meta:creation-date>
    <dc:date>2022-11-08T21:22:36.295807066</dc:date>
    <meta:editing-duration>PT8M5S</meta:editing-duration>
    <meta:generator>LibreOffice/6.2.8.2$Linux_X86_64 LibreOffice_project/20$Build-2</meta:generator>
    <meta:document-statistic meta:table-count="0" meta:image-count="0" meta:object-count="0" meta:page-count="8" meta:paragraph-count="315" meta:word-count="1381" meta:character-count="8478" meta:non-whitespace-character-count="7489"/>
    <meta:user-defined meta:name="AppVersion">12.0000</meta:user-defined>
    <meta:user-defined meta:name="Company">INFRAWARE, Inc.</meta:user-defined>
    <meta:user-defined meta:name="OOXMLCorePropertyVersion">1</meta:user-defined>
  </office:meta>
</office:document-meta>
</file>